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A1" style:family="table-cell">
      <style:table-cell-properties fo:padding="0.0382in" fo:border="0.0007in solid #000000"/>
    </style:style>
    <style:style style:name="Table12" style:family="table">
      <style:table-properties style:width="7.0806in" table:align="margins" style:may-break-between-rows="true"/>
    </style:style>
    <style:style style:name="Table12.A" style:family="table-column">
      <style:table-column-properties style:column-width="7.0806in" style:rel-column-width="65535*"/>
    </style:style>
    <style:style style:name="Table12.1" style:family="table-row">
      <style:table-row-properties style:keep-together="false" fo:keep-together="always"/>
    </style:style>
    <style:style style:name="Table12.A1" style:family="table-cell">
      <style:table-cell-properties fo:background-color="transparent" fo:padding="0.0382in" fo:border="0.0007in solid #000000">
        <style:background-image/>
      </style:table-cell-properties>
    </style:style>
    <style:style style:name="Table12.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2.A4" style:family="table-cell">
      <style:table-cell-properties fo:background-color="transparent" fo:padding="0.0382in" fo:border-left="0.0007in solid #000000" fo:border-right="0.0007in solid #000000" fo:border-top="none" fo:border-bottom="none">
        <style:background-image/>
      </style:table-cell-properties>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style:style>
    <style:style style:name="Table30.A" style:family="table-column">
      <style:table-column-properties style:column-width="7.0806in" style:rel-column-width="65535*"/>
    </style:style>
    <style:style style:name="Table30.1" style:family="table-row">
      <style:table-row-properties style:keep-together="false" fo:keep-together="always"/>
    </style:style>
    <style:style style:name="Table30.A1" style:family="table-cell">
      <style:table-cell-properties fo:padding="0.0382in" fo:border="0.0007in solid #000000"/>
    </style:style>
    <style:style style:name="Table31" style:family="table">
      <style:table-properties style:width="7.0806in" table:align="margins"/>
    </style:style>
    <style:style style:name="Table31.A" style:family="table-column">
      <style:table-column-properties style:column-width="7.0806in" style:rel-column-width="65535*"/>
    </style:style>
    <style:style style:name="Table31.A1" style:family="table-cell">
      <style:table-cell-properties fo:padding="0.0382in" fo:border="0.0007in solid #000000"/>
    </style:style>
    <style:style style:name="Table32" style:family="table">
      <style:table-properties style:width="7.0806in" table:align="margins"/>
    </style:style>
    <style:style style:name="Table32.A" style:family="table-column">
      <style:table-column-properties style:column-width="7.0806in" style:rel-column-width="65535*"/>
    </style:style>
    <style:style style:name="Table32.A1" style:family="table-cell">
      <style:table-cell-properties fo:padding="0.0382in" fo:border="0.0007in solid #000000"/>
    </style:style>
    <style:style style:name="Table33" style:family="table">
      <style:table-properties style:width="7.0806in" table:align="margins"/>
    </style:style>
    <style:style style:name="Table33.A" style:family="table-column">
      <style:table-column-properties style:column-width="7.0806in" style:rel-column-width="65535*"/>
    </style:style>
    <style:style style:name="Table33.A1" style:family="table-cell">
      <style:table-cell-properties fo:padding="0.0382in" fo:border="0.0007in solid #000000"/>
    </style:style>
    <style:style style:name="Table35" style:family="table">
      <style:table-properties style:width="7.0806in" table:align="margins" fo:keep-with-next="always" style:may-break-between-rows="false"/>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1" style:family="table-row">
      <style:table-row-properties style:keep-together="false" fo:keep-together="always"/>
    </style:style>
    <style:style style:name="Table35.A1" style:family="table-cell">
      <style:table-cell-properties fo:background-color="transparent" fo:padding="0.0382in" fo:border="0.0007in solid #000000">
        <style:background-image/>
      </style:table-cell-properties>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549in" style:rel-column-width="16242*"/>
    </style:style>
    <style:style style:name="Table37.B" style:family="table-column">
      <style:table-column-properties style:column-width="5.3257in" style:rel-column-width="49293*"/>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none"/>
    </style:style>
    <style:style style:name="Table37.B2" style:family="table-cell">
      <style:table-cell-properties fo:padding="0.0382in" fo:border-left="0.0007in solid #000000" fo:border-right="0.0007in solid #000000" fo:border-top="none" fo:border-bottom="none"/>
    </style:style>
    <style:style style:name="Table37.A3" style:family="table-cell">
      <style:table-cell-properties fo:padding="0.0382in" fo:border-left="0.0007in solid #000000" fo:border-right="none" fo:border-top="0.0007in solid #000000" fo:border-bottom="0.0007in solid #000000"/>
    </style:style>
    <style:style style:name="Table37.B4" style:family="table-cell">
      <style:table-cell-properties fo:padding="0.0382in" fo:border-left="0.0007in solid #000000" fo:border-right="0.0007in solid #000000" fo:border-top="0.0007in solid #000000" fo:border-bottom="none"/>
    </style:style>
    <style:style style:name="Table37.A5" style:family="table-cell">
      <style:table-cell-properties fo:padding="0.0382in" fo:border-left="0.0007in solid #000000" fo:border-right="none" fo:border-top="none" fo:border-bottom="0.0007in solid #000000"/>
    </style:style>
    <style:style style:name="Table38" style:family="table">
      <style:table-properties style:width="7.0806in" table:align="margins"/>
    </style:style>
    <style:style style:name="Table38.A" style:family="table-column">
      <style:table-column-properties style:column-width="1.7549in" style:rel-column-width="16242*"/>
    </style:style>
    <style:style style:name="Table38.B" style:family="table-column">
      <style:table-column-properties style:column-width="5.3257in" style:rel-column-width="49293*"/>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may-break-between-rows="false"/>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549in" style:rel-column-width="16242*"/>
    </style:style>
    <style:style style:name="Table42.B" style:family="table-column">
      <style:table-column-properties style:column-width="5.3257in" style:rel-column-width="49293*"/>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style>
    <style:style style:name="Table44.A" style:family="table-column">
      <style:table-column-properties style:column-width="1.7549in" style:rel-column-width="16242*"/>
    </style:style>
    <style:style style:name="Table44.B" style:family="table-column">
      <style:table-column-properties style:column-width="5.3257in" style:rel-column-width="49293*"/>
    </style:style>
    <style:style style:name="Table44.A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style>
    <style:style style:name="Table10.A" style:family="table-column">
      <style:table-column-properties style:column-width="1.7611in" style:rel-column-width="16300*"/>
    </style:style>
    <style:style style:name="Table10.B" style:family="table-column">
      <style:table-column-properties style:column-width="5.3194in" style:rel-column-width="49235*"/>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611in" style:rel-column-width="16300*"/>
    </style:style>
    <style:style style:name="Table34.B" style:family="table-column">
      <style:table-column-properties style:column-width="5.3194in" style:rel-column-width="49235*"/>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style>
    <style:style style:name="Table11.A" style:family="table-column">
      <style:table-column-properties style:column-width="1.7611in" style:rel-column-width="16300*"/>
    </style:style>
    <style:style style:name="Table11.B" style:family="table-column">
      <style:table-column-properties style:column-width="5.3194in" style:rel-column-width="49235*"/>
    </style:style>
    <style:style style:name="Table11.1" style:family="table-row">
      <style:table-row-properties style:keep-together="false" fo:keep-together="always"/>
    </style:style>
    <style:style style:name="Table11.A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1.7611in" style:rel-column-width="16300*"/>
    </style:style>
    <style:style style:name="Table43.B" style:family="table-column">
      <style:table-column-properties style:column-width="5.3194in" style:rel-column-width="49235*"/>
    </style:style>
    <style:style style:name="Table43.A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style>
    <style:style style:name="Table45.A" style:family="table-column">
      <style:table-column-properties style:column-width="1.7611in" style:rel-column-width="16300*"/>
    </style:style>
    <style:style style:name="Table45.B" style:family="table-column">
      <style:table-column-properties style:column-width="5.3194in" style:rel-column-width="49235*"/>
    </style:style>
    <style:style style:name="Table45.1" style:family="table-row">
      <style:table-row-properties style:keep-together="false" fo:keep-together="always"/>
    </style:style>
    <style:style style:name="Table45.A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7.0806in" style:rel-column-width="65535*"/>
    </style:style>
    <style:style style:name="Table39.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7.0806in" style:rel-column-width="65535*"/>
    </style:style>
    <style:style style:name="Table46.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48" style:family="table">
      <style:table-properties style:width="7.0806in" table:align="margins"/>
    </style:style>
    <style:style style:name="Table48.A" style:family="table-column">
      <style:table-column-properties style:column-width="1.766in" style:rel-column-width="16345*"/>
    </style:style>
    <style:style style:name="Table48.B" style:family="table-column">
      <style:table-column-properties style:column-width="5.3146in" style:rel-column-width="4919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6in" style:rel-column-width="16345*"/>
    </style:style>
    <style:style style:name="Table49.B" style:family="table-column">
      <style:table-column-properties style:column-width="5.3146in" style:rel-column-width="4919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1.7639in" style:rel-column-width="16325*"/>
    </style:style>
    <style:style style:name="Table50.B" style:family="table-column">
      <style:table-column-properties style:column-width="5.3167in" style:rel-column-width="49210*"/>
    </style:style>
    <style:style style:name="Table50.1" style:family="table-row">
      <style:table-row-properties style:keep-together="false" fo:keep-together="always"/>
    </style:style>
    <style:style style:name="Table50.A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style>
    <style:style style:name="Table51.A" style:family="table-column">
      <style:table-column-properties style:column-width="1.7639in" style:rel-column-width="16325*"/>
    </style:style>
    <style:style style:name="Table51.B" style:family="table-column">
      <style:table-column-properties style:column-width="5.3167in" style:rel-column-width="49210*"/>
    </style:style>
    <style:style style:name="Table51.1" style:family="table-row">
      <style:table-row-properties style:keep-together="false" fo:keep-together="always"/>
    </style:style>
    <style:style style:name="Table51.A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7.0806in" style:rel-column-width="65535*"/>
    </style:style>
    <style:style style:name="Table47.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1" style:family="table-row">
      <style:table-row-properties style:keep-together="false" fo:keep-together="always"/>
    </style:style>
    <style:style style:name="Table17.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1" style:family="table-row">
      <style:table-row-properties style:keep-together="false" fo:keep-together="always"/>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A1" style:family="table-cell">
      <style:table-cell-properties fo:padding="0.0382in" fo:border="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text-properties fo:color="#e6e6e6"/>
    </style:style>
    <style:style style:name="P5" style:family="paragraph" style:parent-style-name="Title">
      <style:text-properties fo:font-size="60pt" style:font-size-asian="60pt" style:font-size-complex="60pt"/>
    </style:style>
    <style:style style:name="P6" style:family="paragraph" style:parent-style-name="Footnote">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justify"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text-properties fo:font-weight="normal" style:font-weight-asian="normal" style:font-weight-complex="normal"/>
    </style:style>
    <style:style style:name="P14" style:family="paragraph" style:parent-style-name="Table_20_Contents">
      <style:paragraph-properties fo:text-align="center" style:justify-single-word="false"/>
      <style:text-properties style:font-name="Courier New" fo:font-weight="bold" style:font-weight-asian="bold" style:font-weight-complex="bold"/>
    </style:style>
    <style:style style:name="P15" style:family="paragraph" style:parent-style-name="Table_20_Contents">
      <style:paragraph-properties fo:text-align="justify" style:justify-single-word="false"/>
      <style:text-properties style:font-name="Courier New" fo:font-weight="bold" style:font-weight-asian="bold" style:font-weight-complex="bold"/>
    </style:style>
    <style:style style:name="P16" style:family="paragraph" style:parent-style-name="Table_20_Contents">
      <style:paragraph-properties fo:text-align="center" style:justify-single-word="false"/>
      <style:text-properties style:font-name="Courier New"/>
    </style:style>
    <style:style style:name="P17" style:family="paragraph" style:parent-style-name="Table_20_Contents">
      <style:paragraph-properties fo:text-align="center" style:justify-single-word="false"/>
      <style:text-properties style:font-name="Courier New" fo:font-size="12pt" style:font-size-asian="12pt" style:font-size-complex="12pt"/>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paragraph-properties fo:text-align="justify" style:justify-single-word="false"/>
      <style:text-properties style:font-name="Courier New" fo:font-size="10pt" style:font-size-asian="10pt" style:font-size-complex="10pt"/>
    </style:style>
    <style:style style:name="P20" style:family="paragraph" style:parent-style-name="Table_20_Contents">
      <style:paragraph-properties fo:text-align="start" style:justify-single-word="false"/>
    </style:style>
    <style:style style:name="P21" style:family="paragraph" style:parent-style-name="Code">
      <style:text-properties fo:font-size="12pt" fo:font-weight="bold" style:font-size-asian="12pt" style:font-weight-asian="bold" style:font-size-complex="12pt" style:font-weight-complex="bold"/>
    </style:style>
    <style:style style:name="P22" style:family="paragraph" style:parent-style-name="Code">
      <style:paragraph-properties fo:text-align="justify" style:justify-single-word="false"/>
    </style:style>
    <style:style style:name="P23" style:family="paragraph" style:parent-style-name="Code">
      <style:text-properties style:font-name="Times New Roman" fo:font-size="14pt" style:font-name-asian="SimSun" style:font-size-asian="14pt" style:font-name-complex="Mangal" style:font-size-complex="14pt"/>
    </style:style>
    <style:style style:name="P24" style:family="paragraph" style:parent-style-name="Text_20_body">
      <style:paragraph-properties fo:break-before="page"/>
    </style:style>
    <style:style style:name="P25" style:family="paragraph" style:parent-style-name="Heading_20_1">
      <style:paragraph-properties fo:text-align="justify" style:justify-single-word="false"/>
    </style:style>
    <style:style style:name="P26" style:family="paragraph" style:parent-style-name="Heading_20_1">
      <style:paragraph-properties fo:break-before="page"/>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7.0602in" style:type="right" style:leader-style="dotted" style:leader-text="."/>
        </style:tab-stops>
      </style:paragraph-properties>
    </style:style>
    <style:style style:name="P29" style:family="paragraph" style:parent-style-name="Contents_20_2">
      <style:paragraph-properties>
        <style:tab-stops>
          <style:tab-stop style:position="6.8839in" style:type="right"/>
        </style:tab-stops>
      </style:paragraph-properties>
    </style:style>
    <style:style style:name="P30" style:family="paragraph" style:parent-style-name="Index_20_1">
      <style:paragraph-properties>
        <style:tab-stops>
          <style:tab-stop style:position="7.0807in" style:type="right"/>
        </style:tab-stops>
      </style:paragraph-properties>
    </style:style>
    <style:style style:name="P31" style:family="paragraph" style:parent-style-name="Index_20_Separator">
      <style:paragraph-properties>
        <style:tab-stops/>
      </style:paragraph-properties>
    </style:style>
    <style:style style:name="P32" style:family="paragraph" style:parent-style-name="Text_20_body" style:master-page-name="Standard">
      <style:paragraph-properties style:page-number="auto"/>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paragraph-properties fo:text-align="justify" style:justify-single-word="false"/>
    </style:style>
    <style:style style:name="P36" style:family="paragraph" style:parent-style-name="Text_20_body" style:list-style-name="L3">
      <style:paragraph-properties fo:text-align="justify" style:justify-single-word="false"/>
    </style:style>
    <style:style style:name="P37" style:family="paragraph" style:parent-style-name="Text_20_body" style:list-style-name="L5">
      <style:paragraph-properties fo:text-align="justify" style:justify-single-word="false"/>
    </style:style>
    <style:style style:name="P38" style:family="paragraph" style:parent-style-name="Text_20_body" style:list-style-name="L1">
      <style:paragraph-properties fo:text-align="justify" style:justify-single-word="false"/>
    </style:style>
    <style:style style:name="P39" style:family="paragraph" style:parent-style-name="Text_20_body" style:list-style-name="L8">
      <style:paragraph-properties fo:text-align="justify" style:justify-single-word="false"/>
    </style:style>
    <style:style style:name="P40" style:family="paragraph" style:parent-style-name="Text_20_body" style:list-style-name="L10">
      <style:paragraph-properties fo:text-align="justify" style:justify-single-word="false"/>
    </style:style>
    <style:style style:name="P41" style:family="paragraph" style:parent-style-name="Text_20_body" style:list-style-name="L11">
      <style:paragraph-properties fo:text-align="justify" style:justify-single-word="false"/>
    </style:style>
    <style:style style:name="P42" style:family="paragraph" style:parent-style-name="Text_20_body" style:list-style-name="L12">
      <style:paragraph-properties fo:text-align="justify" style:justify-single-word="false"/>
    </style:style>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9"/>
    <style:style style:name="P48"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Arial" style:font-name-asian="Arial" style:font-name-complex="Arial"/>
    </style:style>
    <style:style style:name="T9" style:family="text">
      <style:text-properties style:text-position="super 58%"/>
    </style:style>
    <style:style style:name="Sect1" style:family="section">
      <style:section-properties fo:background-color="transparent" style:editable="false">
        <style:columns fo:column-count="2" fo:column-gap="0.3in">
          <style:column style:rel-width="5098*" fo:start-indent="0in" fo:end-indent="0.15in"/>
          <style:column style:rel-width="509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Text_20_body"/>
      <text:p text:style-name="Text_20_body"/>
      <text:p text:style-name="Text_20_body"/>
      <text:p text:style-name="P5">The fOOrth User's Guide</text:p>
      <text:p text:style-name="Subtitle">An RPN, object oriented language that is not FORTH.</text:p>
      <text:p text:style-name="Subtitle">by Peter Camilleri </text:p>
      <text:p text:style-name="Text_20_body"/>
      <text:p text:style-name="P2">Last Update: January 24, 2015</text:p>
      <text:p text:style-name="P2">Covering fOOrth version 0.0.3</text:p>
      <text:p text:style-name="P2">Status: Unpublished.</text:p>
      <text:p text:style-name="Text_20_body"/>
      <text:p text:style-name="Text_20_body"/>
      <text:p text:style-name="Text_20_body"/>
      <text:p text:style-name="P2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
      <text:p text:style-name="P4"/>
      <text:p text:style-name="P4"/>
      <text:p text:style-name="P48">This page is left blank.</text:p>
      <text:p text:style-name="P48">For the sake of harmony.</text:p>
      <text:p text:style-name="P48">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27">Table of Contents</text:p>
          </text:index-title>
          <text:p text:style-name="P28">The MIT License (MIT).<text:tab/>4</text:p>
          <text:p text:style-name="P28">Introduction<text:tab/>5</text:p>
          <text:p text:style-name="P29">About the name fOOrth<text:tab/>5</text:p>
          <text:p text:style-name="P29">How fOOrth came to be<text:tab/>5</text:p>
          <text:p text:style-name="P29">Goals and Principles<text:tab/>6</text:p>
          <text:p text:style-name="P29">Report Card<text:tab/>7</text:p>
          <text:p text:style-name="P29">Special Note<text:tab/>7</text:p>
          <text:p text:style-name="P28">Installation<text:tab/>8</text:p>
          <text:p text:style-name="P29">Ruby<text:tab/>8</text:p>
          <text:p text:style-name="P29">fOOrth<text:tab/>8</text:p>
          <text:p text:style-name="P29">Running fOOrth<text:tab/>9</text:p>
          <text:p text:style-name="P29">Source Archive<text:tab/>9</text:p>
          <text:p text:style-name="P28">First Steps<text:tab/>10</text:p>
          <text:p text:style-name="P28">The Syntax and Style of fOOrth<text:tab/>12</text:p>
          <text:p text:style-name="P29">Syntax<text:tab/>12</text:p>
          <text:p text:style-name="P29">Spaces<text:tab/>12</text:p>
          <text:p text:style-name="P29">Comments<text:tab/>12</text:p>
          <text:p text:style-name="P29">String Literals<text:tab/>12</text:p>
          <text:p text:style-name="P29">Numeric Literals<text:tab/>13</text:p>
          <text:p text:style-name="P28">The Class Tree<text:tab/>14</text:p>
          <text:p text:style-name="P29">A Brief Overview<text:tab/>14</text:p>
          <text:p text:style-name="P28">Method Mapping<text:tab/>16</text:p>
          <text:p text:style-name="P28">Routing<text:tab/>17</text:p>
          <text:p text:style-name="P29">Routing Internals<text:tab/>18</text:p>
          <text:p text:style-name="P28">VirtualMachine<text:tab/>20</text:p>
          <text:p text:style-name="P28">Object<text:tab/>21</text:p>
          <text:p text:style-name="P29">Instance Methods<text:tab/>21</text:p>
          <text:p text:style-name="P29">See Also<text:tab/>30</text:p>
          <text:p text:style-name="P28">Array<text:tab/>31</text:p>
          <text:p text:style-name="P29">Array Literals<text:tab/>31</text:p>
          <text:p text:style-name="P29">See Also<text:tab/>31</text:p>
          <text:p text:style-name="P28">Class<text:tab/>32</text:p>
          <text:p text:style-name="P29">See Also<text:tab/>32</text:p>
          <text:p text:style-name="P28">FalseClass<text:tab/>33</text:p>
          <text:p text:style-name="P29">Instance Methods<text:tab/>33</text:p>
          <text:p text:style-name="P29">See Also<text:tab/>33</text:p>
          <text:p text:style-name="P28">Hash<text:tab/>34</text:p>
          <text:p text:style-name="P29">Hash Literals<text:tab/>34</text:p>
          <text:p text:style-name="P29">See Also<text:tab/>34</text:p>
          <text:p text:style-name="P28">InStream<text:tab/>35</text:p>
          <text:p text:style-name="P29">See Also<text:tab/>35</text:p>
          <text:p text:style-name="P28">MaxNumeric<text:tab/>36</text:p>
          <text:p text:style-name="P28">MinNumeric<text:tab/>37</text:p>
          <text:p text:style-name="P28">NilClass<text:tab/>38</text:p>
          <text:p text:style-name="P29">Instance Methods<text:tab/>38</text:p>
          <text:p text:style-name="P29">See Also<text:tab/>38</text:p>
          <text:p text:style-name="P28">Numeric<text:tab/>39</text:p>
          <text:p text:style-name="P28">Complex<text:tab/>40</text:p>
          <text:p text:style-name="P29">Complex Literals<text:tab/>40</text:p>
          <text:p text:style-name="P29">Instance Methods<text:tab/>41</text:p>
          <text:p text:style-name="P29">See Also<text:tab/>41</text:p>
          <text:p text:style-name="P28">Float<text:tab/>42</text:p>
          <text:p text:style-name="P29">Float Literals<text:tab/>42</text:p>
          <text:p text:style-name="P29">See Also<text:tab/>42</text:p>
          <text:p text:style-name="P28">Integer<text:tab/>43</text:p>
          <text:p text:style-name="P29">Integer Literals<text:tab/>43</text:p>
          <text:p text:style-name="P29">See Also<text:tab/>43</text:p>
          <text:p text:style-name="P28">Rational<text:tab/>44</text:p>
          <text:p text:style-name="P29">Rational Literals<text:tab/>44</text:p>
          <text:p text:style-name="P29">Instance Methods<text:tab/>44</text:p>
          <text:p text:style-name="P29">See Also<text:tab/>45</text:p>
          <text:p text:style-name="P28">Procedure<text:tab/>46</text:p>
          <text:p text:style-name="P29">Procedure Literals<text:tab/>46</text:p>
          <text:p text:style-name="P29">See Also<text:tab/>46</text:p>
          <text:p text:style-name="P28">String<text:tab/>47</text:p>
          <text:p text:style-name="P29">String Literals<text:tab/>47</text:p>
          <text:p text:style-name="P29">See Also<text:tab/>47</text:p>
          <text:p text:style-name="P28">Thread<text:tab/>48</text:p>
          <text:p text:style-name="P29">See Also<text:tab/>48</text:p>
          <text:p text:style-name="P28">TrueClass<text:tab/>49</text:p>
          <text:p text:style-name="P29">See Also<text:tab/>49</text:p>
          <text:p text:style-name="P28">Symbol Glossary<text:tab/>50</text:p>
          <text:p text:style-name="P28">Appendix A – Regular Expressions<text:tab/>51</text:p>
          <text:p text:style-name="P28">Edit History:<text:tab/>53</text:p>
        </text:index-body>
      </text:table-of-content>
      <text:p text:style-name="Text_20_body"/>
      <text:h text:style-name="P26"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25" text:outline-level="1">Introduction</text:h>
      <text:h text:style-name="Heading_20_2" text:outline-level="2">About the name fOOrth</text:h>
      <text:p text:style-name="Standard"/>
      <text:p text:style-name="P7">The name of programming language fOOrth is an example of a malamanteau<text:note text:id="ftn1" text:note-class="footnote"><text:note-citation>1</text:note-citation><text:note-body><text:p text:style-name="P6">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7">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7">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text:soft-page-break/>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4" text:note-class="footnote"><text:note-citation>4</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5" text:note-class="footnote"><text:note-citation>5</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6" text:note-class="footnote"><text:note-citation>6</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7" text:note-class="footnote"><text:note-citation>7</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8" text:note-class="footnote"><text:note-citation>8</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4295233862054454645" text:style-name="L1">
        <text:list-item>
          <text:p text:style-name="P33">A Simple, Easy-to-Understand syntax that is none the less, Expressive and Compact:</text:p>
        </text:list-item>
      </text:list>
      <text:list xml:id="list4042438048214744796" text:style-name="L2">
        <text:list-item>
          <text:list>
            <text:list-item>
              <text:p text:style-name="P34">Source code in fOOrth is free-form with no line oriented limitations or rules.</text:p>
            </text:list-item>
            <text:list-item>
              <text:p text:style-name="P34">Support is given to the easy representation of common literal data such as strings, integers, floating point numbers, rational numbers, and complex numbers.</text:p>
            </text:list-item>
          </text:list>
        </text:list-item>
      </text:list>
      <text:list xml:id="list31310169" text:continue-list="list4295233862054454645" text:style-name="L1">
        <text:list-item>
          <text:p text:style-name="P33">Safe Data and Data Structures:</text:p>
        </text:list-item>
      </text:list>
      <text:list xml:id="list6916737513565500466" text:style-name="L3">
        <text:list-item>
          <text:list>
            <text:list-item>
              <text:p text:style-name="P36">Simple, reliable arithmetic. In fOOrth, integer operations never overflow. Rational values can be represented exactly, complex numbers are supported, and conversions between numeric types are simple.</text:p>
            </text:list-item>
            <text:list-item>
              <text:p text:style-name="P36">Strings grow as needed without the need to allocate space or worry about overflow.</text:p>
            </text:list-item>
            <text:list-item>
              <text:p text:style-name="P36">Data containers such as arrays and hashes grow as needed. Out of range subscripts cannot access undefined memory regions. </text:p>
            </text:list-item>
          </text:list>
        </text:list-item>
      </text:list>
      <text:list xml:id="list31310878" text:continue-list="list31310169" text:style-name="L1">
        <text:list-item>
          <text:p text:style-name="P33"><text:soft-page-break/>Message Passing:</text:p>
        </text:list-item>
      </text:list>
      <text:list xml:id="list6681990374455186112" text:style-name="L4">
        <text:list-item>
          <text:list>
            <text:list-item>
              <text:p text:style-name="P43">In fOOrth all actions take the form of messages sent to a receiver.</text:p>
            </text:list-item>
            <text:list-item>
              <text:p text:style-name="P43">The routing of messages is specified by the exact type of the message.</text:p>
            </text:list-item>
            <text:list-item>
              <text:p text:style-name="P43">Message receivers include data items on the stack as well as the virtual machine object associated with the current thread of execution.</text:p>
            </text:list-item>
            <text:list-item>
              <text:p text:style-name="P43">Messages for which no routing specification can be found, generate an error at compile time.</text:p>
            </text:list-item>
          </text:list>
        </text:list-item>
      </text:list>
      <text:list xml:id="list31298755" text:continue-list="list31310878" text:style-name="L1">
        <text:list-item>
          <text:p text:style-name="P33">Object Oriented Design:</text:p>
        </text:list-item>
      </text:list>
      <text:list xml:id="list715786962774926082" text:style-name="L5">
        <text:list-item>
          <text:list>
            <text:list-item>
              <text:p text:style-name="P37">Support class based inheritance, with a non-cyclic (single inheritance) tree derived from a common base Object class.</text:p>
            </text:list-item>
            <text:list-item>
              <text:p text:style-name="P44">Support late binding and polymorphism through message interface compatibility or “duck” typing.</text:p>
            </text:list-item>
          </text:list>
        </text:list-item>
      </text:list>
      <text:list xml:id="list31297963" text:continue-list="list31298755" text:style-name="L1">
        <text:list-item>
          <text:p text:style-name="P33">Meta programming: </text:p>
        </text:list-item>
      </text:list>
      <text:list xml:id="list1858617679273684099" text:style-name="L6">
        <text:list-item>
          <text:list>
            <text:list-item>
              <text:p text:style-name="P45">Support extensible language constructs by making the compiler an accessible part of the system.</text:p>
            </text:list-item>
          </text:list>
        </text:list-item>
      </text:list>
      <text:list xml:id="list31301980" text:continue-list="list31297963" text:style-name="L1">
        <text:list-item>
          <text:p text:style-name="P33">Reliability:</text:p>
        </text:list-item>
      </text:list>
      <text:list xml:id="list1677484291277091673" text:style-name="L7">
        <text:list-item>
          <text:list>
            <text:list-item>
              <text:p text:style-name="P46">Errors should be detected as soon as possible. </text:p>
            </text:list-item>
            <text:list-item>
              <text:p text:style-name="P46">Language constructs should not be designed in a way that causes simple coding errors to spin off into infinite loops. </text:p>
            </text:list-item>
          </text:list>
        </text:list-item>
      </text:list>
      <text:list xml:id="list31303231" text:continue-list="list31301980" text:style-name="L1">
        <text:list-item>
          <text:p text:style-name="P38">Building on the host language:</text:p>
        </text:list-item>
      </text:list>
      <text:list xml:id="list3426694849107435527" text:style-name="L8">
        <text:list-item>
          <text:list>
            <text:list-item>
              <text:p text:style-name="P39">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text:h>
      <text:p text:style-name="P3">This project, as well as this User Guide owe a huge debt of gratitude to the Wikipedia<text:note text:id="ftn9" text:note-class="footnote"><text:note-citation>9</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2661282771102550599" text:style-name="L9">
        <text:list-item>
          <text:p text:style-name="P47">ruby 1.9.3p484 (2013-11-22) [i386-mingw32]</text:p>
        </text:list-item>
        <text:list-item>
          <text:p text:style-name="P47">ruby 2.1.5p273 (2014-11-13 revision 48405) [i386-mingw32]</text:p>
        </text:list-item>
        <text:list-item>
          <text:p text:style-name="P47">Rubinius – to be tested!</text:p>
        </text:list-item>
        <text:list-item>
          <text:p text:style-name="P47">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0" text:note-class="footnote"><text:note-citation>10</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7">Once fOOrth is installed, there are several options for running the language environment. These are:</text:p>
      <text:p text:style-name="P7"/>
      <text:h text:style-name="Heading_20_3" text:outline-level="3"><text:alphabetical-index-mark-start text:id="IMark98935280"/>Rake<text:alphabetical-index-mark-end text:id="IMark98935280"/>:</text:h>
      <text:p text:style-name="P7">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98935280"/>Demo.rb<text:alphabetical-index-mark-end text:id="IMark9893528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1" text:note-class="footnote"><text:note-citation>11</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2" text:note-class="footnote"><text:note-citation>12</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3" text:note-class="footnote"><text:note-citation>13</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9">Tokens</text:p>
          </table:table-cell>
          <table:table-cell table:style-name="Table1.A1" office:value-type="string">
            <text:p text:style-name="P10">4</text:p>
          </table:table-cell>
          <table:table-cell table:style-name="Table1.A1" office:value-type="string">
            <text:p text:style-name="P10">5</text:p>
          </table:table-cell>
          <table:table-cell table:style-name="Table1.A1" office:value-type="string">
            <text:p text:style-name="P10">+</text:p>
          </table:table-cell>
          <table:table-cell table:style-name="Table1.E1" office:value-type="string">
            <text:p text:style-name="P10">.</text:p>
          </table:table-cell>
        </table:table-row>
        <table:table-row>
          <table:table-cell table:style-name="Table1.A2" office:value-type="string">
            <text:p text:style-name="P9">Output</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E2" office:value-type="string">
            <text:p text:style-name="P9">'9'</text:p>
          </table:table-cell>
        </table:table-row>
        <table:table-row>
          <table:table-cell table:style-name="Table1.A3" table:number-rows-spanned="2" office:value-type="string">
            <text:p text:style-name="P9">Data Stack</text:p>
          </table:table-cell>
          <table:table-cell table:style-name="Table1.A2" office:value-type="string">
            <text:p text:style-name="P9">4</text:p>
          </table:table-cell>
          <table:table-cell table:style-name="Table1.A2" office:value-type="string">
            <text:p text:style-name="P9">5</text:p>
          </table:table-cell>
          <table:table-cell table:style-name="Table1.A2" office:value-type="string">
            <text:p text:style-name="P9">9</text:p>
          </table:table-cell>
          <table:table-cell table:style-name="Table1.E2" office:value-type="string">
            <text:p text:style-name="P9"/>
          </table:table-cell>
        </table:table-row>
        <table:table-row>
          <table:covered-table-cell/>
          <table:table-cell table:style-name="Table1.A2" office:value-type="string">
            <text:p text:style-name="P9"/>
          </table:table-cell>
          <table:table-cell table:style-name="Table1.A2" office:value-type="string">
            <text:p text:style-name="P9">4</text:p>
          </table:table-cell>
          <table:table-cell table:style-name="Table1.A2" office:value-type="string">
            <text:p text:style-name="P9"/>
          </table:table-cell>
          <table:table-cell table:style-name="Table1.E2" office:value-type="string">
            <text:p text:style-name="P9"/>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9">Infix</text:p>
          </table:table-cell>
          <table:table-cell table:style-name="Table2.A1" office:value-type="string">
            <text:p text:style-name="P9">Postfix</text:p>
          </table:table-cell>
          <table:table-cell table:style-name="Table2.C1" office:value-type="string">
            <text:p text:style-name="P9">Result</text:p>
          </table:table-cell>
        </table:table-row>
        <table:table-row>
          <table:table-cell table:style-name="Table2.A2" office:value-type="string">
            <text:p text:style-name="P9">2+3*4</text:p>
          </table:table-cell>
          <table:table-cell table:style-name="Table2.A2" office:value-type="string">
            <text:p text:style-name="P9">2 3 4 * +</text:p>
          </table:table-cell>
          <table:table-cell table:style-name="Table2.C2" office:value-type="string">
            <text:p text:style-name="P9">14</text:p>
          </table:table-cell>
        </table:table-row>
        <table:table-row>
          <table:table-cell table:style-name="Table2.A2" office:value-type="string">
            <text:p text:style-name="P9">(2+3)*4</text:p>
          </table:table-cell>
          <table:table-cell table:style-name="Table2.A2" office:value-type="string">
            <text:p text:style-name="P9">2 3 + 4 *</text:p>
          </table:table-cell>
          <table:table-cell table:style-name="Table2.C2" office:value-type="string">
            <text:p text:style-name="P9">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9">Language</text:p>
            <text:p text:style-name="P9">Tokens</text:p>
          </table:table-cell>
          <table:table-cell table:style-name="Table3.B1" table:number-columns-spanned="2" office:value-type="string">
            <text:p text:style-name="P9">Abstract Pseudo-Code Generated</text:p>
          </table:table-cell>
          <table:covered-table-cell/>
        </table:table-row>
        <table:table-row>
          <table:covered-table-cell/>
          <table:table-cell table:style-name="Table3.B2" office:value-type="string">
            <text:p text:style-name="P9">FORTH</text:p>
          </table:table-cell>
          <table:table-cell table:style-name="Table3.C2" office:value-type="string">
            <text:p text:style-name="P9">fOOrth</text:p>
          </table:table-cell>
        </table:table-row>
        <table:table-row>
          <table:table-cell table:style-name="Table3.B2" office:value-type="string">
            <text:p text:style-name="P10">4</text:p>
          </table:table-cell>
          <table:table-cell table:style-name="Table3.B2" office:value-type="string">
            <text:p text:style-name="P9">Push_integer 4</text:p>
          </table:table-cell>
          <table:table-cell table:style-name="Table3.C2" office:value-type="string">
            <text:p text:style-name="P9">Push_integer 4</text:p>
          </table:table-cell>
        </table:table-row>
        <table:table-row>
          <table:table-cell table:style-name="Table3.B2" office:value-type="string">
            <text:p text:style-name="P10">5</text:p>
          </table:table-cell>
          <table:table-cell table:style-name="Table3.B2" office:value-type="string">
            <text:p text:style-name="P9">Push_integer 5</text:p>
          </table:table-cell>
          <table:table-cell table:style-name="Table3.C2" office:value-type="string">
            <text:p text:style-name="P9">Push_integer 5</text:p>
          </table:table-cell>
        </table:table-row>
        <table:table-row>
          <table:table-cell table:style-name="Table3.A5" office:value-type="string">
            <text:p text:style-name="P10">+</text:p>
          </table:table-cell>
          <table:table-cell table:style-name="Table3.B2" office:value-type="string">
            <text:p text:style-name="P9">T<text:span text:style-name="T6">1</text:span> = Pop_integer</text:p>
            <text:p text:style-name="P9">T<text:span text:style-name="T6">2</text:span> = Pop_integer</text:p>
            <text:p text:style-name="P9">T<text:span text:style-name="T6">3 </text:span>= Add_integers T<text:span text:style-name="T6">2 </text:span>,T<text:span text:style-name="T6">1</text:span></text:p>
            <text:p text:style-name="P9">Push_integer T<text:span text:style-name="T6">3</text:span></text:p>
          </table:table-cell>
          <table:table-cell table:style-name="Table3.C2" office:value-type="string">
            <text:p text:style-name="P9">T<text:span text:style-name="T6">1</text:span> = Pop_object</text:p>
            <text:p text:style-name="P9">T<text:span text:style-name="T6">2</text:span> = Pop_object</text:p>
            <text:p text:style-name="P9">T<text:span text:style-name="T6">3</text:span> = T<text:span text:style-name="T6">2</text:span>.Add(T<text:span text:style-name="T6">1</text:span>)</text:p>
            <text:p text:style-name="P9">Push_object T<text:span text:style-name="T6">3</text:span></text:p>
          </table:table-cell>
        </table:table-row>
        <table:table-row>
          <table:table-cell table:style-name="Table3.A5" office:value-type="string">
            <text:p text:style-name="P10">.</text:p>
          </table:table-cell>
          <table:table-cell table:style-name="Table3.B2" office:value-type="string">
            <text:p text:style-name="P9">T<text:span text:style-name="T6">1</text:span> = Pop_integer</text:p>
            <text:p text:style-name="P9">Print_integer T<text:span text:style-name="T6">1</text:span></text:p>
          </table:table-cell>
          <table:table-cell table:style-name="Table3.C2" office:value-type="string">
            <text:p text:style-name="P9">T<text:span text:style-name="T6">1</text:span> = Pop_object</text:p>
            <text:p text:style-name="P9">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21">Object</text:p>
      <text:p text:style-name="P21"><text:tab/>Array</text:p>
      <text:p text:style-name="P21"><text:tab/>Class</text:p>
      <text:p text:style-name="P21"><text:tab/>FalseClass</text:p>
      <text:p text:style-name="P21"><text:tab/>Hash</text:p>
      <text:p text:style-name="P21"><text:tab/>InStream</text:p>
      <text:p text:style-name="P21"><text:tab/>MaxNumeric</text:p>
      <text:p text:style-name="P21"><text:tab/>MinNumeric</text:p>
      <text:p text:style-name="P21"><text:tab/>NilClass</text:p>
      <text:p text:style-name="P21"><text:tab/>Numeric</text:p>
      <text:p text:style-name="P21"><text:tab/><text:tab/>Complex</text:p>
      <text:p text:style-name="P21"><text:tab/><text:tab/>Float</text:p>
      <text:p text:style-name="P21"><text:tab/><text:tab/>Integer</text:p>
      <text:p text:style-name="P21"><text:tab/><text:tab/><text:tab/>Bignum</text:p>
      <text:p text:style-name="P21"><text:tab/><text:tab/><text:tab/>Fixnum</text:p>
      <text:p text:style-name="P21"><text:tab/><text:tab/>Rational</text:p>
      <text:p text:style-name="P21"><text:tab/>Procedure</text:p>
      <text:p text:style-name="P21"><text:tab/>String</text:p>
      <text:p text:style-name="P21"><text:tab/>Thread</text:p>
      <text:p text:style-name="P21"><text:tab/>TrueClass</text:p>
      <text:p text:style-name="P21"><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19305084"/>Classes<text:alphabetical-index-mark-end text:id="IMark119305084"/></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alphabetical-index-mark-start text:id="IMark119305084"/>Inheritance<text:alphabetical-index-mark-end text:id="IMark119305084"/></text:h>
      <text:p text:style-name="P3">Classes (other than Object) inherit behaviors from their ancestor or parent classes. Thus the <text:soft-page-break/>capabilities of objects is able to “layer” over the capabilities of their parent classes.</text:p>
      <text:h text:style-name="Heading_20_3" text:outline-level="3"><text:alphabetical-index-mark-start text:id="IMark119305084"/>Methods<text:alphabetical-index-mark-end text:id="IMark119305084"/></text:h>
      <text:p text:style-name="P3">All code in fOOrth is contained in methods. A method is a fragment of code that an object uses to respond to a message that has been sent to that object. In fOOrth there are three sorts of methods:</text:p>
      <text:list xml:id="list2840455337948100007" text:style-name="L10">
        <text:list-item>
          <text:p text:style-name="P40">Shared: Methods that are common to all instances of the class that contains them.</text:p>
        </text:list-item>
        <text:list-item>
          <text:p text:style-name="P40">Exclusive: Methods that are defined for one and only one object (and all of its clones that are created <text:span text:style-name="T2">after</text:span> the exclusive method is defined.).</text:p>
        </text:list-item>
        <text:list-item>
          <text:p text:style-name="P40">Local: Methods that are created in a context and are accessible only in that context. When the context concludes, these methods are no longer accessible.</text:p>
        </text:list-item>
      </text:list>
      <text:h text:style-name="Heading_20_3" text:outline-level="3"><text:alphabetical-index-mark-start text:id="IMark119307724"/>Late Binding<text:alphabetical-index-mark-end text:id="IMark119307724"/> and <text:alphabetical-index-mark-start text:id="IMark119306908"/>Polymorphism<text:alphabetical-index-mark-end text:id="IMark119306908"/></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19306908"/>Method Mapping<text:alphabetical-index-mark-end text:id="IMark119306908"/></text:h>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8641063706292807249" text:style-name="L12">
        <text:list-item>
          <text:p text:style-name="P42">The strings used by fOOrth needed to be converted to Ruby symbols to allow code to be executed in Ruby.</text:p>
        </text:list-item>
        <text:list-item>
          <text:p text:style-name="P42">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42">The mapping of symbols had to allow some strings to map to known symbols so that Ruby code code be constructed that uses those symbols for internal actions.</text:p>
        </text:list-item>
      </text:list>
      <text:p text:style-name="P3"/>
      <text:p text:style-name="P3"/>
      <text:h text:style-name="Heading_20_1" text:outline-level="1"><text:alphabetical-index-mark-start text:id="IMark119307724"/>Routing<text:alphabetical-index-mark-end text:id="IMark119307724"/></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432678981855498658" text:style-name="L11">
        <text:list-item>
          <text:p text:style-name="P41">The defining word used to create the method.</text:p>
        </text:list-item>
        <text:list-item>
          <text:p text:style-name="P41">The receiver of the defining word used to create the method.</text:p>
        </text:list-item>
        <text:list-item>
          <text:p text:style-name="P41">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0">Defining Word</text:p>
          </table:table-cell>
          <table:table-cell table:style-name="Table9.A1" office:value-type="string">
            <text:p text:style-name="P10">DW Receiver</text:p>
          </table:table-cell>
          <table:table-cell table:style-name="Table9.A1" office:value-type="string">
            <text:p text:style-name="P10">Method Name</text:p>
          </table:table-cell>
          <table:table-cell table:style-name="Table9.A1" office:value-type="string">
            <text:p text:style-name="P10">Message Routing</text:p>
          </table:table-cell>
          <table:table-cell table:style-name="Table9.E1" office:value-type="string">
            <text:p text:style-name="P11">Notes</text:p>
          </table:table-cell>
        </table:table-row>
        <table:table-row>
          <table:table-cell table:style-name="Table9.A2" office:value-type="string">
            <text:p text:style-name="P10"><text:alphabetical-index-mark-start text:id="IMark119306092"/>:<text:alphabetical-index-mark-end text:id="IMark119306092"/></text:p>
          </table:table-cell>
          <table:table-cell table:style-name="Table9.A2" office:value-type="string">
            <text:p text:style-name="P9">N/A</text:p>
          </table:table-cell>
          <table:table-cell table:style-name="Table9.A2" office:value-type="string">
            <text:p text:style-name="P17">any<text:note text:id="ftn14" text:note-class="footnote"><text:note-citation>14</text:note-citation><text:note-body><text:p text:style-name="Footnote">The names of Virtual Machine methods have no restrictions except that they contain no spaces.</text:p></text:note-body></text:note></text:p>
          </table:table-cell>
          <table:table-cell table:style-name="Table9.A2" office:value-type="string">
            <text:p text:style-name="P9">VM<text:note text:id="ftn15" text:note-class="footnote"><text:note-citation>15</text:note-citation><text:note-body><text:p text:style-name="Footnote">The message receiver is the Virtual Machine.</text:p></text:note-body></text:note></text:p>
          </table:table-cell>
          <table:table-cell table:style-name="Table9.E2" office:value-type="string">
            <text:p text:style-name="P12">A virtual machine method.</text:p>
          </table:table-cell>
        </table:table-row>
        <table:table-row>
          <table:table-cell table:style-name="Table9.A3" table:number-rows-spanned="4" office:value-type="string">
            <text:p text:style-name="P10"><text:alphabetical-index-mark-start text:id="IMark119306092"/>.:<text:alphabetical-index-mark-end text:id="IMark119306092"/></text:p>
          </table:table-cell>
          <table:table-cell table:style-name="Table9.A2" office:value-type="string">
            <text:p text:style-name="P9">A Class</text:p>
          </table:table-cell>
          <table:table-cell table:style-name="Table9.A2" office:value-type="string">
            <text:p text:style-name="P17">.name</text:p>
          </table:table-cell>
          <table:table-cell table:style-name="Table9.A2" office:value-type="string">
            <text:p text:style-name="P9">TOS<text:note text:id="ftn16" text:note-class="footnote"><text:note-citation>16</text:note-citation><text:note-body><text:p text:style-name="Footnote">The message receiver is the Top element of the Data Stack.</text:p></text:note-body></text:note></text:p>
          </table:table-cell>
          <table:table-cell table:style-name="Table9.E2" office:value-type="string">
            <text:p text:style-name="P12">A public shared instance method.</text:p>
          </table:table-cell>
        </table:table-row>
        <table:table-row>
          <table:covered-table-cell/>
          <table:table-cell table:style-name="Table9.A2" office:value-type="string">
            <text:p text:style-name="P9">A Class</text:p>
          </table:table-cell>
          <table:table-cell table:style-name="Table9.A2" office:value-type="string">
            <text:p text:style-name="P17">~name</text:p>
          </table:table-cell>
          <table:table-cell table:style-name="Table9.A2" office:value-type="string">
            <text:p text:style-name="P9">Self<text:note text:id="ftn17" text:note-class="footnote"><text:note-citation>17</text:note-citation><text:note-body><text:p text:style-name="Footnote">The message receiver is the implicit “self” of the method owner.</text:p></text:note-body></text:note></text:p>
          </table:table-cell>
          <table:table-cell table:style-name="Table9.E2" office:value-type="string">
            <text:p text:style-name="P12">A private shared instance method.</text:p>
          </table:table-cell>
        </table:table-row>
        <table:table-row>
          <table:covered-table-cell/>
          <table:table-cell table:style-name="Table9.A2" office:value-type="string">
            <text:p text:style-name="P9">A Class</text:p>
          </table:table-cell>
          <table:table-cell table:style-name="Table9.A2" office:value-type="string">
            <text:p text:style-name="P17">other</text:p>
          </table:table-cell>
          <table:table-cell table:style-name="Table9.A2" office:value-type="string">
            <text:p text:style-name="P9">NOS<text:note text:id="ftn18" text:note-class="footnote"><text:note-citation>18</text:note-citation><text:note-body><text:p text:style-name="Footnote">The message receiver is the Second element of the Data Stack.</text:p></text:note-body></text:note></text:p>
          </table:table-cell>
          <table:table-cell table:style-name="Table9.E2" office:value-type="string">
            <text:p text:style-name="P12">A public shared dyadic operator.</text:p>
          </table:table-cell>
        </table:table-row>
        <table:table-row>
          <table:covered-table-cell/>
          <table:table-cell table:style-name="Table9.A2" office:value-type="string">
            <text:p text:style-name="P9">N/A</text:p>
          </table:table-cell>
          <table:table-cell table:style-name="Table9.A2" office:value-type="string">
            <text:p text:style-name="P17">invalid<text:note text:id="ftn19" text:note-class="footnote"><text:note-citation>19</text:note-citation><text:note-body><text:p text:style-name="Footnote">Any method beginning with an upper case letter or $ or # or @ is invalid and will generate an error.</text:p></text:note-body></text:note></text:p>
          </table:table-cell>
          <table:table-cell table:style-name="Table9.A2" office:value-type="string">
            <text:p text:style-name="P9">N/A</text:p>
          </table:table-cell>
          <table:table-cell table:style-name="Table9.E2" office:value-type="string">
            <text:p text:style-name="P12">Not allowed: Error</text:p>
          </table:table-cell>
        </table:table-row>
        <table:table-row>
          <table:table-cell table:style-name="Table9.A3" table:number-rows-spanned="7" office:value-type="string">
            <text:p text:style-name="P10"><text:alphabetical-index-mark-start text:id="IMark119306092"/>.::<text:alphabetical-index-mark-end text:id="IMark119306092"/></text:p>
          </table:table-cell>
          <table:table-cell table:style-name="Table9.A2" office:value-type="string">
            <text:p text:style-name="P9">A Class</text:p>
          </table:table-cell>
          <table:table-cell table:style-name="Table9.A2" office:value-type="string">
            <text:p text:style-name="P17">.name</text:p>
          </table:table-cell>
          <table:table-cell table:style-name="Table9.A2" office:value-type="string">
            <text:p text:style-name="P9">TOS</text:p>
          </table:table-cell>
          <table:table-cell table:style-name="Table9.E2" office:value-type="string">
            <text:p text:style-name="P12">A public class method</text:p>
          </table:table-cell>
        </table:table-row>
        <table:table-row>
          <table:covered-table-cell/>
          <table:table-cell table:style-name="Table9.A2" office:value-type="string">
            <text:p text:style-name="P9">An Object</text:p>
          </table:table-cell>
          <table:table-cell table:style-name="Table9.A2" office:value-type="string">
            <text:p text:style-name="P17">.name</text:p>
          </table:table-cell>
          <table:table-cell table:style-name="Table9.A2" office:value-type="string">
            <text:p text:style-name="P9">TOS</text:p>
          </table:table-cell>
          <table:table-cell table:style-name="Table9.E2" office:value-type="string">
            <text:p text:style-name="P12">An public exclusive instance method.</text:p>
          </table:table-cell>
        </table:table-row>
        <table:table-row>
          <table:covered-table-cell/>
          <table:table-cell table:style-name="Table9.A2" office:value-type="string">
            <text:p text:style-name="P9">A Class</text:p>
          </table:table-cell>
          <table:table-cell table:style-name="Table9.A2" office:value-type="string">
            <text:p text:style-name="P17">~name</text:p>
          </table:table-cell>
          <table:table-cell table:style-name="Table9.A2" office:value-type="string">
            <text:p text:style-name="P9">Self</text:p>
          </table:table-cell>
          <table:table-cell table:style-name="Table9.E2" office:value-type="string">
            <text:p text:style-name="P12">A private class method</text:p>
          </table:table-cell>
        </table:table-row>
        <table:table-row>
          <table:covered-table-cell/>
          <table:table-cell table:style-name="Table9.A2" office:value-type="string">
            <text:p text:style-name="P9">An Object</text:p>
          </table:table-cell>
          <table:table-cell table:style-name="Table9.A2" office:value-type="string">
            <text:p text:style-name="P17">~name</text:p>
          </table:table-cell>
          <table:table-cell table:style-name="Table9.A2" office:value-type="string">
            <text:p text:style-name="P9">Self</text:p>
          </table:table-cell>
          <table:table-cell table:style-name="Table9.E2" office:value-type="string">
            <text:p text:style-name="P12">A private exclusive instance method.</text:p>
          </table:table-cell>
        </table:table-row>
        <table:table-row>
          <table:covered-table-cell/>
          <table:table-cell table:style-name="Table9.A2" office:value-type="string">
            <text:p text:style-name="P9">A Class</text:p>
          </table:table-cell>
          <table:table-cell table:style-name="Table9.A2" office:value-type="string">
            <text:p text:style-name="P17">other</text:p>
          </table:table-cell>
          <table:table-cell table:style-name="Table9.A2" office:value-type="string">
            <text:p text:style-name="P9">NOS</text:p>
          </table:table-cell>
          <table:table-cell table:style-name="Table9.E2" office:value-type="string">
            <text:p text:style-name="P12">A public class exclusive dyadic operator</text:p>
          </table:table-cell>
        </table:table-row>
        <table:table-row>
          <table:covered-table-cell/>
          <table:table-cell table:style-name="Table9.A2" office:value-type="string">
            <text:p text:style-name="P9">An Object</text:p>
          </table:table-cell>
          <table:table-cell table:style-name="Table9.A2" office:value-type="string">
            <text:p text:style-name="P17">other</text:p>
          </table:table-cell>
          <table:table-cell table:style-name="Table9.A2" office:value-type="string">
            <text:p text:style-name="P9">NOS</text:p>
          </table:table-cell>
          <table:table-cell table:style-name="Table9.E2" office:value-type="string">
            <text:p text:style-name="P12">A public exclusive dyadic operator</text:p>
          </table:table-cell>
        </table:table-row>
        <table:table-row>
          <table:covered-table-cell/>
          <table:table-cell table:style-name="Table9.A2" office:value-type="string">
            <text:p text:style-name="P9">N/A</text:p>
          </table:table-cell>
          <table:table-cell table:style-name="Table9.A2" office:value-type="string">
            <text:p text:style-name="P17">invalid</text:p>
          </table:table-cell>
          <table:table-cell table:style-name="Table9.A2" office:value-type="string">
            <text:p text:style-name="P9">N/A</text:p>
          </table:table-cell>
          <table:table-cell table:style-name="Table9.E2" office:value-type="string">
            <text:p text:style-name="P12">Not allowed: Error</text:p>
          </table:table-cell>
        </table:table-row>
        <table:table-row>
          <table:table-cell table:style-name="Table9.A3" office:value-type="string">
            <text:p text:style-name="P8">tbd</text:p>
          </table:table-cell>
          <table:table-cell table:style-name="Table9.A2" office:value-type="string">
            <text:p text:style-name="P9">tbd</text:p>
          </table:table-cell>
          <table:table-cell table:style-name="Table9.A2" office:value-type="string">
            <text:p text:style-name="P17">tbd</text:p>
          </table:table-cell>
          <table:table-cell table:style-name="Table9.A2" office:value-type="string">
            <text:p text:style-name="P9">Context</text:p>
          </table:table-cell>
          <table:table-cell table:style-name="Table9.E2" office:value-type="string">
            <text:p text:style-name="P20">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19481064"/>do_map_name<text:alphabetical-index-mark-end text:id="IMark119481064"/>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o be clear, Spec Errors should not happen. They are a sort of internal compiler error that things are not quite right with the setup of methods.</text:p>
      <text:p text:style-name="P3"/>
      <text:h text:style-name="Heading_20_1" text:outline-level="1"><text:alphabetical-index-mark-start text:id="IMark119481064"/>VirtualMachine<text:alphabetical-index-mark-end text:id="IMark119481064"/></text:h>
      <text:p text:style-name="Text_20_body"/>
      <text:p text:style-name="Text_20_body">Inheritance: VirtualMachine <text:span text:style-name="T8">←</text:span> Object</text:p>
      <text:p text:style-name="Code">VirtualMachine Shared Methods =</text:p>
      <text:p text:style-name="Code">! <text:s text:c="8"/>)threads <text:s/>.select{ <text:s/>class: <text:s text:c="3"/>false <text:s text:c="4"/>nil <text:s text:c="6"/>spaces</text:p>
      <text:p text:style-name="Code">!: <text:s text:c="7"/>)version <text:s/>.vm_name <text:s/>clone <text:s text:c="4"/>global: <text:s text:c="2"/>nip <text:s text:c="6"/>swap</text:p>
      <text:p text:style-name="Code">)" <text:s text:c="7"/>)words <text:s text:c="3"/>.with{ <text:s text:c="3"/>complex <text:s text:c="2"/>if <text:s text:c="7"/>over <text:s text:c="5"/>thread:</text:p>
      <text:p text:style-name="Code">)classes <text:s/>-infinity : <text:s text:c="8"/>copy <text:s text:c="5"/>infinity <text:s/>pause <text:s text:c="4"/>true</text:p>
      <text:p text:style-name="Code">)debug <text:s text:c="3"/>." <text:s text:c="7"/>?dup <text:s text:c="5"/>do <text:s text:c="7"/>load" <text:s text:c="4"/>pi <text:s text:c="7"/>tuck</text:p>
      <text:p text:style-name="Code">)entries <text:s/>.cr <text:s text:c="6"/>@ <text:s text:c="8"/>dpr <text:s text:c="6"/>max_float pick <text:s text:c="5"/>vm</text:p>
      <text:p text:style-name="Code">)globals <text:s/>.each{ <text:s text:c="3"/>[ <text:s text:c="8"/>drop <text:s text:c="5"/>max_num <text:s text:c="2"/>rational <text:s/>{</text:p>
      <text:p text:style-name="Code">)load" <text:s text:c="3"/>.map{ <text:s text:c="4"/>accept <text:s text:c="3"/>dup <text:s text:c="6"/>min_float rot <text:s text:c="6"/>{{</text:p>
      <text:p text:style-name="Code">)nodebug <text:s/>.new{ <text:s text:c="4"/>accept" <text:s text:c="2"/>e <text:s text:c="8"/>min_num <text:s text:c="2"/>self</text:p>
      <text:p text:style-name="Code">)quit <text:s text:c="4"/>.open{ <text:s text:c="3"/>begin <text:s text:c="4"/>epsilon <text:s text:c="2"/>nan <text:s text:c="6"/>space</text:p>
      <text:p text:style-name="Code"/>
      <text:p text:style-name="Text_20_body"/>
      <text:p text:style-name="Text_20_body"/>
      <text:p text:style-name="Text_20_body"/>
      <text:h text:style-name="Heading_20_1" text:outline-level="1"><text:alphabetical-index-mark-start text:id="IMark119481064"/>Object<text:alphabetical-index-mark-end text:id="IMark119481064"/></text:h>
      <text:p text:style-name="Text_20_body"/>
      <text:p text:style-name="Text_20_body">Inheritance: Object <text:span text:style-name="T8">← nil</text:span></text:p>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3" table:style-name="Table13">
        <table:table-column table:style-name="Table13.A"/>
        <table:table-row>
          <table:table-cell table:style-name="Table13.A1" office:value-type="string">
            <text:h text:style-name="Heading_20_3" text:outline-level="3">[object_a object_b] <text:alphabetical-index-mark-start text:id="IMark119307292"/>&amp;&amp;<text:alphabetical-index-mark-end text:id="IMark119307292"/>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4" table:style-name="Table14">
        <table:table-column table:style-name="Table14.A"/>
        <table:table-row>
          <table:table-cell table:style-name="Table14.A1" office:value-type="string">
            <text:h text:style-name="Heading_20_3" text:outline-level="3">[object] <text:alphabetical-index-mark-start text:id="IMark119307292"/>)methods<text:alphabetical-index-mark-end text:id="IMark119307292"/>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5" table:style-name="Table15">
        <table:table-column table:style-name="Table15.A"/>
        <table:table-row>
          <table:table-cell table:style-name="Table15.A1" office:value-type="string">
            <text:h text:style-name="Heading_20_3" text:outline-level="3">[object] <text:alphabetical-index-mark-start text:id="IMark119307292"/>.<text:alphabetical-index-mark-end text:id="IMark119307292"/> []</text:h>
            <text:p text:style-name="P3"><text:span text:style-name="T1">Routing:</text:span> TOS.</text:p>
            <text:p text:style-name="P3">Print out the object on the console using the default formatting.</text:p>
          </table:table-cell>
        </table:table-row>
      </table:table>
      <text:p text:style-name="P3"/>
      <table:table table:name="Table12" table:style-name="Table12">
        <table:table-column table:style-name="Table12.A"/>
        <text:soft-page-break/>
        <table:table-row table:style-name="Table12.1">
          <table:table-cell table:style-name="Table12.A1" office:value-type="string">
            <text:h text:style-name="Heading_20_3" text:outline-level="3">[object] <text:alphabetical-index-mark-start text:id="IMark119307292"/>.::<text:alphabetical-index-mark-end text:id="IMark119307292"/>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23"/>
          </table:table-cell>
        </table:table-row>
        <table:table-row table:style-name="Table12.1">
          <table:table-cell table:style-name="Table12.A2" office:value-type="string">
            <text:h text:style-name="Heading_20_4" text:outline-level="4">Local Methods: </text:h>
          </table:table-cell>
        </table:table-row>
        <table:table-row table:style-name="Table12.1">
          <table:table-cell table:style-name="Table12.A2" office:value-type="string">
            <text:h text:style-name="Heading_20_4" text:outline-level="4">[initial value] <text:alphabetical-index-mark-start text:id="IMark119307292"/>inst:<text:alphabetical-index-mark-end text:id="IMark119307292"/>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2.1">
          <table:table-cell table:style-name="Table12.A4" office:value-type="string">
            <text:h text:style-name="Heading_20_4" text:outline-level="4">[initial value] <text:alphabetical-index-mark-start text:id="IMark119307292"/>local:<text:alphabetical-index-mark-end text:id="IMark119307292"/>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2.1">
          <table:table-cell table:style-name="Table12.A1" office:value-type="string">
            <text:h text:style-name="Heading_20_4" text:outline-level="4">[] <text:alphabetical-index-mark-start text:id="IMark119307292"/>super<text:alphabetical-index-mark-end text:id="IMark119307292"/>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2.1">
          <table:table-cell table:style-name="Table12.A2" office:value-type="string">
            <text:h text:style-name="Heading_20_4" text:outline-level="4">[] <text:alphabetical-index-mark-start text:id="IMark119307292"/>;<text:alphabetical-index-mark-end text:id="IMark119307292"/>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23" table:style-name="Table23">
        <table:table-column table:style-name="Table23.A"/>
        <table:table-row>
          <table:table-cell table:style-name="Table23.A1" office:value-type="string">
            <text:h text:style-name="Heading_20_3" text:outline-level="3">[an_object] <text:alphabetical-index-mark-start text:id="IMark119307292"/>.class<text:alphabetical-index-mark-end text:id="IMark119307292"/> [a_class]</text:h>
            <text:p text:style-name="P12"><text:span text:style-name="T1">Routing:</text:span> TOS.</text:p>
            <text:p text:style-name="P12">Get the class of the receiver object.</text:p>
          </table:table-cell>
        </table:table-row>
      </table:table>
      <text:p text:style-name="P3"><text:soft-page-break/></text:p>
      <table:table table:name="Table30" table:style-name="Table30">
        <table:table-column table:style-name="Table30.A"/>
        <table:table-row table:style-name="Table30.1">
          <table:table-cell table:style-name="Table30.A1" office:value-type="string">
            <text:h text:style-name="Heading_20_4" text:outline-level="4">[an_object] <text:alphabetical-index-mark-start text:id="IMark119307292"/>.clone<text:alphabetical-index-mark-end text:id="IMark119307292"/>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31" table:style-name="Table31">
        <table:table-column table:style-name="Table31.A"/>
        <table:table-row>
          <table:table-cell table:style-name="Table31.A1" office:value-type="string">
            <text:h text:style-name="Heading_20_4" text:outline-level="4">[an_object] <text:alphabetical-index-mark-start text:id="IMark119307292"/>.copy<text:alphabetical-index-mark-end text:id="IMark119307292"/>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32" table:style-name="Table32">
        <table:table-column table:style-name="Table32.A"/>
        <table:table-row>
          <table:table-cell table:style-name="Table32.A1" office:value-type="string">
            <text:h text:style-name="Heading_20_4" text:outline-level="4">[unspecified an_object] <text:alphabetical-index-mark-start text:id="IMark119307292"/>.init<text:alphabetical-index-mark-end text:id="IMark119307292"/>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33" table:style-name="Table33">
        <table:table-column table:style-name="Table33.A"/>
        <table:table-row>
          <table:table-cell table:style-name="Table33.A1" office:value-type="string">
            <text:h text:style-name="Heading_20_4" text:outline-level="4">[an_object] <text:alphabetical-index-mark-start text:id="IMark119307292"/>.is_class?<text:alphabetical-index-mark-end text:id="IMark119307292"/>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5" table:style-name="Table35">
        <table:table-column table:style-name="Table35.A"/>
        <table:table-column table:style-name="Table35.B"/>
        <text:soft-page-break/>
        <table:table-row table:style-name="Table35.1">
          <table:table-cell table:style-name="Table35.A1" table:number-columns-spanned="2" office:value-type="string">
            <text:h text:style-name="Heading_20_4" text:outline-level="4">[an_object] <text:alphabetical-index-mark-start text:id="IMark119307292"/>.name<text:alphabetical-index-mark-end text:id="IMark119307292"/>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5.A2" office:value-type="string">
            <text:p text:style-name="P11">Code</text:p>
          </table:table-cell>
          <table:table-cell table:style-name="Table35.B2" office:value-type="string">
            <text:p text:style-name="P11">Result</text:p>
          </table:table-cell>
        </table:table-row>
        <table:table-row>
          <table:table-cell table:style-name="Table35.A2" office:value-type="string">
            <text:p text:style-name="P15">Object .name</text:p>
          </table:table-cell>
          <table:table-cell table:style-name="Table35.B2" office:value-type="string">
            <text:p text:style-name="P12">“Object”</text:p>
          </table:table-cell>
        </table:table-row>
        <table:table-row>
          <table:table-cell table:style-name="Table35.A2" office:value-type="string">
            <text:p text:style-name="P15">100 .name</text:p>
          </table:table-cell>
          <table:table-cell table:style-name="Table35.B2" office:value-type="string">
            <text:p text:style-name="P12">“Fixnum instance”</text:p>
          </table:table-cell>
        </table:table-row>
        <table:table-row>
          <table:table-cell table:style-name="Table35.A2" office:value-type="string">
            <text:p text:style-name="P15">vm .name</text:p>
          </table:table-cell>
          <table:table-cell table:style-name="Table35.B2" office:value-type="string">
            <text:p text:style-name="P12">“VirtualMachine instance &lt;Main&gt;”</text:p>
          </table:table-cell>
        </table:table-row>
      </table:table>
      <text:p text:style-name="P3"/>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19307292"/>.strlen<text:alphabetical-index-mark-end text:id="IMark119307292"/>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7.A2" office:value-type="string">
            <text:p text:style-name="P11">Code</text:p>
          </table:table-cell>
          <table:table-cell table:style-name="Table37.B2" office:value-type="string">
            <text:p text:style-name="P11">Result</text:p>
          </table:table-cell>
        </table:table-row>
        <table:table-row>
          <table:table-cell table:style-name="Table37.A3" office:value-type="string">
            <text:p text:style-name="P15">"ABCD" .strlen </text:p>
          </table:table-cell>
          <table:table-cell table:style-name="Table37.A1" office:value-type="string">
            <text:p text:style-name="P12">4</text:p>
          </table:table-cell>
        </table:table-row>
        <table:table-row>
          <table:table-cell table:style-name="Table37.A3" office:value-type="string">
            <text:p text:style-name="P15">100 .strlen </text:p>
          </table:table-cell>
          <table:table-cell table:style-name="Table37.B4" office:value-type="string">
            <text:p text:style-name="P12">3</text:p>
          </table:table-cell>
        </table:table-row>
        <table:table-row>
          <table:table-cell table:style-name="Table37.A5" office:value-type="string">
            <text:p text:style-name="P15">Object .strlen </text:p>
          </table:table-cell>
          <table:table-cell table:style-name="Table37.A1" office:value-type="string">
            <text:p text:style-name="P12">6</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19307292"/>.to_f<text:alphabetical-index-mark-end text:id="IMark119307292"/>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8.A2" office:value-type="string">
            <text:p text:style-name="P11">Code</text:p>
          </table:table-cell>
          <table:table-cell table:style-name="Table38.B2" office:value-type="string">
            <text:p text:style-name="P11">Result</text:p>
          </table:table-cell>
        </table:table-row>
        <table:table-row>
          <table:table-cell table:style-name="Table38.A2" office:value-type="string">
            <text:p text:style-name="Table_20_Contents">“43.1” .to_f</text:p>
          </table:table-cell>
          <table:table-cell table:style-name="Table38.B2" office:value-type="string">
            <text:p text:style-name="Table_20_Contents">43.1</text:p>
          </table:table-cell>
        </table:table-row>
        <table:table-row>
          <table:table-cell table:style-name="Table38.A2" office:value-type="string">
            <text:p text:style-name="Table_20_Contents">99 .to_f</text:p>
          </table:table-cell>
          <table:table-cell table:style-name="Table38.B2" office:value-type="string">
            <text:p text:style-name="Table_20_Contents">99.0</text:p>
          </table:table-cell>
        </table:table-row>
        <table:table-row>
          <table:table-cell table:style-name="Table38.A2" office:value-type="string">
            <text:p text:style-name="Table_20_Contents">“apple” .to_f</text:p>
          </table:table-cell>
          <table:table-cell table:style-name="Table38.B2" office:value-type="string">
            <text:p text:style-name="Table_20_Contents">nil</text:p>
          </table:table-cell>
        </table:table-row>
      </table:table>
      <text:p text:style-name="Text_20_body"/>
      <table:table table:name="Table40" table:style-name="Table40">
        <table:table-column table:style-name="Table40.A"/>
        <table:table-column table:style-name="Table40.B"/>
        <text:soft-page-break/>
        <table:table-row>
          <table:table-cell table:style-name="Table40.A1" table:number-columns-spanned="2" office:value-type="string">
            <text:h text:style-name="Heading_20_4" text:outline-level="4">[an_object] <text:alphabetical-index-mark-start text:id="IMark119307292"/>.to_f!<text:alphabetical-index-mark-end text:id="IMark119307292"/>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40.A2" office:value-type="string">
            <text:p text:style-name="P11">Code</text:p>
          </table:table-cell>
          <table:table-cell table:style-name="Table40.B2" office:value-type="string">
            <text:p text:style-name="P11">Result</text:p>
          </table:table-cell>
        </table:table-row>
        <table:table-row>
          <table:table-cell table:style-name="Table40.A2" office:value-type="string">
            <text:p text:style-name="Table_20_Contents">“43.1” .to_f!</text:p>
          </table:table-cell>
          <table:table-cell table:style-name="Table40.B2" office:value-type="string">
            <text:p text:style-name="Table_20_Contents">43.1</text:p>
          </table:table-cell>
        </table:table-row>
        <table:table-row>
          <table:table-cell table:style-name="Table40.A2" office:value-type="string">
            <text:p text:style-name="Table_20_Contents">99 .to_f!</text:p>
          </table:table-cell>
          <table:table-cell table:style-name="Table40.B2" office:value-type="string">
            <text:p text:style-name="Table_20_Contents">99.0</text:p>
          </table:table-cell>
        </table:table-row>
        <table:table-row>
          <table:table-cell table:style-name="Table40.A2" office:value-type="string">
            <text:p text:style-name="Table_20_Contents">“apple” .to_f!</text:p>
          </table:table-cell>
          <table:table-cell table:style-name="Table40.B2" office:value-type="string">
            <text:p text:style-name="P18">Cannot coerce a String instance to a Float instance</text:p>
          </table:table-cell>
        </table:table-row>
      </table:table>
      <text:p text:style-name="Text_20_body"/>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4" text:outline-level="4">[an_object] <text:alphabetical-index-mark-start text:id="IMark119307292"/>.to_i<text:alphabetical-index-mark-end text:id="IMark119307292"/>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42.A2" office:value-type="string">
            <text:p text:style-name="P11">Code</text:p>
          </table:table-cell>
          <table:table-cell table:style-name="Table42.B2" office:value-type="string">
            <text:p text:style-name="P11">Result</text:p>
          </table:table-cell>
        </table:table-row>
        <table:table-row>
          <table:table-cell table:style-name="Table42.A2" office:value-type="string">
            <text:p text:style-name="Table_20_Contents">“43.1” .to_i</text:p>
          </table:table-cell>
          <table:table-cell table:style-name="Table42.B2" office:value-type="string">
            <text:p text:style-name="Table_20_Contents">43</text:p>
          </table:table-cell>
        </table:table-row>
        <table:table-row>
          <table:table-cell table:style-name="Table42.A2" office:value-type="string">
            <text:p text:style-name="Table_20_Contents">99 .to_i</text:p>
          </table:table-cell>
          <table:table-cell table:style-name="Table42.B2" office:value-type="string">
            <text:p text:style-name="Table_20_Contents">99</text:p>
          </table:table-cell>
        </table:table-row>
        <table:table-row>
          <table:table-cell table:style-name="Table42.A2" office:value-type="string">
            <text:p text:style-name="Table_20_Contents">“apple” .to_i</text:p>
          </table:table-cell>
          <table:table-cell table:style-name="Table42.B2" office:value-type="string">
            <text:p text:style-name="Table_20_Contents">nil</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4" text:outline-level="4">[an_object] <text:alphabetical-index-mark-start text:id="IMark119307292"/>.to_i!<text:alphabetical-index-mark-end text:id="IMark119307292"/>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44.A2" office:value-type="string">
            <text:p text:style-name="P11">Code</text:p>
          </table:table-cell>
          <table:table-cell table:style-name="Table44.B2" office:value-type="string">
            <text:p text:style-name="P11">Result</text:p>
          </table:table-cell>
        </table:table-row>
        <table:table-row>
          <table:table-cell table:style-name="Table44.A2" office:value-type="string">
            <text:p text:style-name="Table_20_Contents">“43.1” .to_i!</text:p>
          </table:table-cell>
          <table:table-cell table:style-name="Table44.B2" office:value-type="string">
            <text:p text:style-name="Table_20_Contents">43</text:p>
          </table:table-cell>
        </table:table-row>
        <table:table-row>
          <table:table-cell table:style-name="Table44.A2" office:value-type="string">
            <text:p text:style-name="Table_20_Contents">99 .to_i!</text:p>
          </table:table-cell>
          <table:table-cell table:style-name="Table44.B2" office:value-type="string">
            <text:p text:style-name="Table_20_Contents">99</text:p>
          </table:table-cell>
        </table:table-row>
        <table:table-row>
          <table:table-cell table:style-name="Table44.A2" office:value-type="string">
            <text:p text:style-name="Table_20_Contents">“apple” .to_i!</text:p>
          </table:table-cell>
          <table:table-cell table:style-name="Table44.B2" office:value-type="string">
            <text:p text:style-name="P18">Cannot coerce a String instance to an Integer instance</text:p>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4" text:outline-level="4">[an_object] <text:alphabetical-index-mark-start text:id="IMark119307292"/>.to_n<text:alphabetical-index-mark-end text:id="IMark119307292"/>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10.A2" office:value-type="string">
            <text:p text:style-name="P11">Code</text:p>
          </table:table-cell>
          <table:table-cell table:style-name="Table10.B2" office:value-type="string">
            <text:p text:style-name="P11">Result</text:p>
          </table:table-cell>
        </table:table-row>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ext:soft-page-break/>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able:table-row>
          <table:table-cell table:style-name="Table10.A2" office:value-type="string">
            <text:p text:style-name="Table_20_Contents">“1/2” .to_n</text:p>
          </table:table-cell>
          <table:table-cell table:style-name="Table10.B2" office:value-type="string">
            <text:p text:style-name="Table_20_Contents">1/2</text:p>
          </table:table-cell>
        </table:table-row>
        <table:table-row>
          <table:table-cell table:style-name="Table10.A2" office:value-type="string">
            <text:p text:style-name="Table_20_Contents">“1+2i” .to_n</text:p>
          </table:table-cell>
          <table:table-cell table:style-name="Table10.B2" office:value-type="string">
            <text:p text:style-name="Table_20_Contents">1+2i</text:p>
          </table:table-cell>
        </table:table-row>
        <table:table-row>
          <table:table-cell table:style-name="Table10.A2" office:value-type="string">
            <text:p text:style-name="Table_20_Contents">“apple” .to_n</text:p>
          </table:table-cell>
          <table:table-cell table:style-name="Table10.B2" office:value-type="string">
            <text:p text:style-name="Table_20_Contents">nil</text:p>
          </table:table-cell>
        </table:table-row>
      </table:table>
      <text:p text:style-name="Text_20_body"/>
      <table:table table:name="Table34" table:style-name="Table34">
        <table:table-column table:style-name="Table34.A"/>
        <table:table-column table:style-name="Table34.B"/>
        <table:table-row>
          <table:table-cell table:style-name="Table34.A1" table:number-columns-spanned="2" office:value-type="string">
            <text:h text:style-name="Heading_20_4" text:outline-level="4">[an_object] <text:alphabetical-index-mark-start text:id="IMark119307292"/>.to_n!<text:alphabetical-index-mark-end text:id="IMark119307292"/>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4.A2" office:value-type="string">
            <text:p text:style-name="P11">Code</text:p>
          </table:table-cell>
          <table:table-cell table:style-name="Table34.B2" office:value-type="string">
            <text:p text:style-name="P11">Result</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1/2” .to_n!</text:p>
          </table:table-cell>
          <table:table-cell table:style-name="Table34.B2" office:value-type="string">
            <text:p text:style-name="Table_20_Contents">1/2</text:p>
          </table:table-cell>
        </table:table-row>
        <table:table-row>
          <table:table-cell table:style-name="Table34.A2" office:value-type="string">
            <text:p text:style-name="Table_20_Contents">“1+2i” .to_n!</text:p>
          </table:table-cell>
          <table:table-cell table:style-name="Table34.B2" office:value-type="string">
            <text:p text:style-name="Table_20_Contents">1+2i</text:p>
          </table:table-cell>
        </table:table-row>
        <table:table-row>
          <table:table-cell table:style-name="Table34.A2" office:value-type="string">
            <text:p text:style-name="Table_20_Contents">“apple” .to_n!</text:p>
          </table:table-cell>
          <table:table-cell table:style-name="Table34.B2" office:value-type="string">
            <text:p text:style-name="P18">Cannot convert a String instance to a Numeric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19307292"/>.to_r<text:alphabetical-index-mark-end text:id="IMark119307292"/>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6.A2" office:value-type="string">
            <text:p text:style-name="P11">Code</text:p>
          </table:table-cell>
          <table:table-cell table:style-name="Table36.B2" office:value-type="string">
            <text:p text:style-name="P11">Result</text:p>
          </table:table-cell>
        </table:table-row>
        <table:table-row>
          <table:table-cell table:style-name="Table36.A2" office:value-type="string">
            <text:p text:style-name="Table_20_Contents">2 .to_r</text:p>
          </table:table-cell>
          <table:table-cell table:style-name="Table36.B2" office:value-type="string">
            <text:p text:style-name="Table_20_Contents">2/1</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5/2” .to_r</text:p>
          </table:table-cell>
          <table:table-cell table:style-name="Table36.B2" office:value-type="string">
            <text:p text:style-name="Table_20_Contents">5/2</text:p>
          </table:table-cell>
        </table:table-row>
        <table:table-row>
          <table:table-cell table:style-name="Table36.A2" office:value-type="string">
            <text:p text:style-name="Table_20_Contents">“apple” .to_r</text:p>
          </table:table-cell>
          <table:table-cell table:style-name="Table36.B2" office:value-type="string">
            <text:p text:style-name="Table_20_Contents">nil</text:p>
          </table:table-cell>
        </table:table-row>
      </table:table>
      <text:p text:style-name="Text_20_body"/>
      <table:table table:name="Table11" table:style-name="Table11">
        <table:table-column table:style-name="Table11.A"/>
        <table:table-column table:style-name="Table11.B"/>
        <text:soft-page-break/>
        <table:table-row table:style-name="Table11.1">
          <table:table-cell table:style-name="Table11.A1" table:number-columns-spanned="2" office:value-type="string">
            <text:h text:style-name="Heading_20_4" text:outline-level="4">[an_object] <text:alphabetical-index-mark-start text:id="IMark119307292"/>.to_r!<text:alphabetical-index-mark-end text:id="IMark119307292"/>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11.A2" office:value-type="string">
            <text:p text:style-name="P11">Code</text:p>
          </table:table-cell>
          <table:table-cell table:style-name="Table11.B2" office:value-type="string">
            <text:p text:style-name="P11">Result</text:p>
          </table:table-cell>
        </table:table-row>
        <table:table-row>
          <table:table-cell table:style-name="Table11.A2" office:value-type="string">
            <text:p text:style-name="Table_20_Contents">2 .to_r</text:p>
          </table:table-cell>
          <table:table-cell table:style-name="Table11.B2" office:value-type="string">
            <text:p text:style-name="Table_20_Contents">2/1</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5/2” .to_r</text:p>
          </table:table-cell>
          <table:table-cell table:style-name="Table11.B2" office:value-type="string">
            <text:p text:style-name="Table_20_Contents">5/2</text:p>
          </table:table-cell>
        </table:table-row>
        <table:table-row>
          <table:table-cell table:style-name="Table11.A2" office:value-type="string">
            <text:p text:style-name="Table_20_Contents">“apple” .to_r</text:p>
          </table:table-cell>
          <table:table-cell table:style-name="Table11.B2" office:value-type="string">
            <text:p text:style-name="P18">Cannot convert a String instance to a Rational instanc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19307292"/>.to_s<text:alphabetical-index-mark-end text:id="IMark119307292"/> [a_string]</text:h>
            <text:p text:style-name="P3"><text:span text:style-name="T1">Routing:</text:span> TOS</text:p>
            <text:p text:style-name="P3">Convert the object to a string.</text:p>
          </table:table-cell>
          <table:covered-table-cell/>
        </table:table-row>
        <table:table-row>
          <table:table-cell table:style-name="Table41.A2" office:value-type="string">
            <text:p text:style-name="P11">Code</text:p>
          </table:table-cell>
          <table:table-cell table:style-name="Table41.B2" office:value-type="string">
            <text:p text:style-name="P11">Result</text:p>
          </table:table-cell>
        </table:table-row>
        <table:table-row>
          <table:table-cell table:style-name="Table41.A2" office:value-type="string">
            <text:p text:style-name="Table_20_Contents">2 .to_s</text:p>
          </table:table-cell>
          <table:table-cell table:style-name="Table41.B2" office:value-type="string">
            <text:p text:style-name="Table_20_Contents">“2”</text:p>
          </table:table-cell>
        </table:table-row>
        <table:table-row>
          <table:table-cell table:style-name="Table41.A2" office:value-type="string">
            <text:p text:style-name="Table_20_Contents">2.5 .to_s</text:p>
          </table:table-cell>
          <table:table-cell table:style-name="Table41.B2" office:value-type="string">
            <text:p text:style-name="Table_20_Contents">“2.5”</text:p>
          </table:table-cell>
        </table:table-row>
        <table:table-row>
          <table:table-cell table:style-name="Table41.A2" office:value-type="string">
            <text:p text:style-name="Table_20_Contents">“apple” .to_s</text:p>
          </table:table-cell>
          <table:table-cell table:style-name="Table41.B2" office:value-type="string">
            <text:p text:style-name="Table_20_Contents">“appl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4" text:outline-level="4">[an_object] <text:alphabetical-index-mark-start text:id="IMark119307292"/>.to_x<text:alphabetical-index-mark-end text:id="IMark119307292"/>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3.A2" office:value-type="string">
            <text:p text:style-name="P11">Code</text:p>
          </table:table-cell>
          <table:table-cell table:style-name="Table43.B2" office:value-type="string">
            <text:p text:style-name="P11">Result</text:p>
          </table:table-cell>
        </table:table-row>
        <table:table-row>
          <table:table-cell table:style-name="Table43.A2" office:value-type="string">
            <text:p text:style-name="P12">5</text:p>
          </table:table-cell>
          <table:table-cell table:style-name="Table43.B2" office:value-type="string">
            <text:p text:style-name="P12">5+0i</text:p>
          </table:table-cell>
        </table:table-row>
        <table:table-row>
          <table:table-cell table:style-name="Table43.A2" office:value-type="string">
            <text:p text:style-name="P12">5.2</text:p>
          </table:table-cell>
          <table:table-cell table:style-name="Table43.B2" office:value-type="string">
            <text:p text:style-name="P12">5.2+0i</text:p>
          </table:table-cell>
        </table:table-row>
        <table:table-row>
          <table:table-cell table:style-name="Table43.A2" office:value-type="string">
            <text:p text:style-name="P12">“5”</text:p>
          </table:table-cell>
          <table:table-cell table:style-name="Table43.B2" office:value-type="string">
            <text:p text:style-name="P12">5+0i</text:p>
          </table:table-cell>
        </table:table-row>
        <table:table-row>
          <table:table-cell table:style-name="Table43.A2" office:value-type="string">
            <text:p text:style-name="P12">1+2i</text:p>
          </table:table-cell>
          <table:table-cell table:style-name="Table43.B2" office:value-type="string">
            <text:p text:style-name="P12">1+2i</text:p>
          </table:table-cell>
        </table:table-row>
        <table:table-row>
          <table:table-cell table:style-name="Table43.A2" office:value-type="string">
            <text:p text:style-name="P12">“apple”</text:p>
          </table:table-cell>
          <table:table-cell table:style-name="Table43.B2" office:value-type="string">
            <text:p text:style-name="P12">nil</text:p>
          </table:table-cell>
        </table:table-row>
      </table:table>
      <text:p text:style-name="P3"/>
      <table:table table:name="Table45" table:style-name="Table45">
        <table:table-column table:style-name="Table45.A"/>
        <table:table-column table:style-name="Table45.B"/>
        <text:soft-page-break/>
        <table:table-row table:style-name="Table45.1">
          <table:table-cell table:style-name="Table45.A1" table:number-columns-spanned="2" office:value-type="string">
            <text:h text:style-name="Heading_20_4" text:outline-level="4">[an_object] <text:alphabetical-index-mark-start text:id="IMark119307292"/>.to_x!<text:alphabetical-index-mark-end text:id="IMark119307292"/>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5.1">
          <table:table-cell table:style-name="Table45.A2" office:value-type="string">
            <text:p text:style-name="P11">Code</text:p>
          </table:table-cell>
          <table:table-cell table:style-name="Table45.B2" office:value-type="string">
            <text:p text:style-name="P11">Result</text:p>
          </table:table-cell>
        </table:table-row>
        <table:table-row table:style-name="Table45.1">
          <table:table-cell table:style-name="Table45.A2" office:value-type="string">
            <text:p text:style-name="P12">5</text:p>
          </table:table-cell>
          <table:table-cell table:style-name="Table45.B2" office:value-type="string">
            <text:p text:style-name="P12">5+0i</text:p>
          </table:table-cell>
        </table:table-row>
        <table:table-row table:style-name="Table45.1">
          <table:table-cell table:style-name="Table45.A2" office:value-type="string">
            <text:p text:style-name="P12">5.2</text:p>
          </table:table-cell>
          <table:table-cell table:style-name="Table45.B2" office:value-type="string">
            <text:p text:style-name="P12">5.2+0i</text:p>
          </table:table-cell>
        </table:table-row>
        <table:table-row table:style-name="Table45.1">
          <table:table-cell table:style-name="Table45.A2" office:value-type="string">
            <text:p text:style-name="P12">“5”</text:p>
          </table:table-cell>
          <table:table-cell table:style-name="Table45.B2" office:value-type="string">
            <text:p text:style-name="P12">5+0i</text:p>
          </table:table-cell>
        </table:table-row>
        <table:table-row table:style-name="Table45.1">
          <table:table-cell table:style-name="Table45.A2" office:value-type="string">
            <text:p text:style-name="P12">1+2i</text:p>
          </table:table-cell>
          <table:table-cell table:style-name="Table45.B2" office:value-type="string">
            <text:p text:style-name="P12">1+2i</text:p>
          </table:table-cell>
        </table:table-row>
        <table:table-row table:style-name="Table45.1">
          <table:table-cell table:style-name="Table45.A2" office:value-type="string">
            <text:p text:style-name="P12">“apple”</text:p>
          </table:table-cell>
          <table:table-cell table:style-name="Table45.B2" office:value-type="string">
            <text:p text:style-name="P19">Cannot convert a String instance to a Complex instance</text:p>
          </table:table-cell>
        </table:table-row>
      </table:table>
      <text:p text:style-name="Text_20_body"/>
      <table:table table:name="Table39" table:style-name="Table39">
        <table:table-column table:style-name="Table39.A"/>
        <table:table-row>
          <table:table-cell table:style-name="Table39.A1" office:value-type="string">
            <text:h text:style-name="Heading_20_4" text:outline-level="4">[object_a object_b] <text:alphabetical-index-mark-start text:id="IMark119307292"/>&lt;&gt;<text:alphabetical-index-mark-end text:id="IMark119307292"/> [a_boolean]</text:h>
            <text:p text:style-name="P3"><text:span text:style-name="T1">Routing:</text:span> NOS</text:p>
            <text:p text:style-name="P3">Return true if object_a does not equal object_b, else return false.</text:p>
          </table:table-cell>
        </table:table-row>
      </table:table>
      <text:p text:style-name="P3"/>
      <table:table table:name="Table46" table:style-name="Table46">
        <table:table-column table:style-name="Table46.A"/>
        <table:table-row>
          <table:table-cell table:style-name="Table46.A1" office:value-type="string">
            <text:h text:style-name="Heading_20_4" text:outline-level="4">[object_a object_b] <text:alphabetical-index-mark-start text:id="IMark119307292"/>=<text:alphabetical-index-mark-end text:id="IMark119307292"/> [a_boolean]</text:h>
            <text:p text:style-name="P3"><text:span text:style-name="T1">Routing:</text:span> NOS</text:p>
            <text:p text:style-name="P3">Return true if object_a is equal to object_b, else return false.</text:p>
          </table:table-cell>
        </table:table-row>
      </table:table>
      <text:p text:style-name="P3"/>
      <table:table table:name="Table16" table:style-name="Table16">
        <table:table-column table:style-name="Table16.A"/>
        <table:table-row>
          <table:table-cell table:style-name="Table16.A1" office:value-type="string">
            <text:h text:style-name="Heading_20_3" text:outline-level="3">[object_a object_b] <text:alphabetical-index-mark-start text:id="IMark119307292"/>^^<text:alphabetical-index-mark-end text:id="IMark119307292"/>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19307292"/>distinct?<text:alphabetical-index-mark-end text:id="IMark119307292"/>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8.1">
          <table:table-cell table:style-name="Table48.A2" office:value-type="string">
            <text:p text:style-name="P11">Code</text:p>
          </table:table-cell>
          <table:table-cell table:style-name="Table48.B2" office:value-type="string">
            <text:p text:style-name="P11">Result</text:p>
          </table:table-cell>
        </table:table-row>
        <table:table-row table:style-name="Table48.1">
          <table:table-cell table:style-name="Table48.A2" office:value-type="string">
            <text:p text:style-name="P12">4 5 distinct?</text:p>
          </table:table-cell>
          <table:table-cell table:style-name="Table48.B2" office:value-type="string">
            <text:p text:style-name="P12">true</text:p>
          </table:table-cell>
        </table:table-row>
        <table:table-row table:style-name="Table48.1">
          <table:table-cell table:style-name="Table48.A2" office:value-type="string">
            <text:p text:style-name="P12">4 4 distinct?</text:p>
          </table:table-cell>
          <table:table-cell table:style-name="Table48.B2" office:value-type="string">
            <text:p text:style-name="P12">false</text:p>
          </table:table-cell>
        </table:table-row>
        <text:soft-page-break/>
        <table:table-row table:style-name="Table48.1">
          <table:table-cell table:style-name="Table48.A2" office:value-type="string">
            <text:p text:style-name="P12">“hi” dup distinct?</text:p>
          </table:table-cell>
          <table:table-cell table:style-name="Table48.B2" office:value-type="string">
            <text:p text:style-name="P12">false</text:p>
          </table:table-cell>
        </table:table-row>
        <table:table-row table:style-name="Table48.1">
          <table:table-cell table:style-name="Table48.A2" office:value-type="string">
            <text:p text:style-name="P12">“hi” “ho” distinct?</text:p>
          </table:table-cell>
          <table:table-cell table:style-name="Table48.B2" office:value-type="string">
            <text:p text:style-name="P12">true</text:p>
          </table:table-cell>
        </table:table-row>
        <table:table-row table:style-name="Table48.1">
          <table:table-cell table:style-name="Table48.A2" office:value-type="string">
            <text:p text:style-name="P12">“hi” “hi” distinct?</text:p>
          </table:table-cell>
          <table:table-cell table:style-name="Table48.B2" office:value-type="string">
            <text:p text:style-name="P12">tru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19307292"/>identical?<text:alphabetical-index-mark-end text:id="IMark119307292"/>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9.1">
          <table:table-cell table:style-name="Table49.A2" office:value-type="string">
            <text:p text:style-name="P11">Code</text:p>
          </table:table-cell>
          <table:table-cell table:style-name="Table49.B2" office:value-type="string">
            <text:p text:style-name="P11">Result</text:p>
          </table:table-cell>
        </table:table-row>
        <table:table-row table:style-name="Table49.1">
          <table:table-cell table:style-name="Table49.A2" office:value-type="string">
            <text:p text:style-name="P12">4 5 identical?</text:p>
          </table:table-cell>
          <table:table-cell table:style-name="Table49.B2" office:value-type="string">
            <text:p text:style-name="P12">false</text:p>
          </table:table-cell>
        </table:table-row>
        <table:table-row table:style-name="Table49.1">
          <table:table-cell table:style-name="Table49.A2" office:value-type="string">
            <text:p text:style-name="P12">4 4 identical?</text:p>
          </table:table-cell>
          <table:table-cell table:style-name="Table49.B2" office:value-type="string">
            <text:p text:style-name="P12">true</text:p>
          </table:table-cell>
        </table:table-row>
        <table:table-row table:style-name="Table49.1">
          <table:table-cell table:style-name="Table49.A2" office:value-type="string">
            <text:p text:style-name="P12">“hi” dup identical?</text:p>
          </table:table-cell>
          <table:table-cell table:style-name="Table49.B2" office:value-type="string">
            <text:p text:style-name="P12">true</text:p>
          </table:table-cell>
        </table:table-row>
        <table:table-row table:style-name="Table49.1">
          <table:table-cell table:style-name="Table49.A2" office:value-type="string">
            <text:p text:style-name="P12">“hi” “ho” identical?</text:p>
          </table:table-cell>
          <table:table-cell table:style-name="Table49.B2" office:value-type="string">
            <text:p text:style-name="P12">false</text:p>
          </table:table-cell>
        </table:table-row>
        <table:table-row table:style-name="Table49.1">
          <table:table-cell table:style-name="Table49.A2" office:value-type="string">
            <text:p text:style-name="P12">“hi” “hi” identical?</text:p>
          </table:table-cell>
          <table:table-cell table:style-name="Table49.B2" office:value-type="string">
            <text:p text:style-name="P12">false</text:p>
          </table:table-cell>
        </table:table-row>
      </table:table>
      <text:p text:style-name="Text_20_body"/>
      <table:table table:name="Table50" table:style-name="Table50">
        <table:table-column table:style-name="Table50.A"/>
        <table:table-column table:style-name="Table50.B"/>
        <table:table-row table:style-name="Table50.1">
          <table:table-cell table:style-name="Table50.A1" table:number-columns-spanned="2" office:value-type="string">
            <text:h text:style-name="Heading_20_4" text:outline-level="4">[object_a object_b] <text:alphabetical-index-mark-start text:id="IMark119307292"/>max<text:alphabetical-index-mark-end text:id="IMark119307292"/>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50.1">
          <table:table-cell table:style-name="Table50.A2" office:value-type="string">
            <text:p text:style-name="P11">Code</text:p>
          </table:table-cell>
          <table:table-cell table:style-name="Table50.B2" office:value-type="string">
            <text:p text:style-name="P11">Result</text:p>
          </table:table-cell>
        </table:table-row>
        <table:table-row table:style-name="Table50.1">
          <table:table-cell table:style-name="Table50.A2" office:value-type="string">
            <text:p text:style-name="P12">4 5 max</text:p>
          </table:table-cell>
          <table:table-cell table:style-name="Table50.B2" office:value-type="string">
            <text:p text:style-name="P12">5</text:p>
          </table:table-cell>
        </table:table-row>
        <table:table-row table:style-name="Table50.1">
          <table:table-cell table:style-name="Table50.A2" office:value-type="string">
            <text:p text:style-name="P12">4 “5” max</text:p>
          </table:table-cell>
          <table:table-cell table:style-name="Table50.B2" office:value-type="string">
            <text:p text:style-name="P12">“5”</text:p>
          </table:table-cell>
        </table:table-row>
        <table:table-row table:style-name="Table50.1">
          <table:table-cell table:style-name="Table50.A2" office:value-type="string">
            <text:p text:style-name="P12">4 2 max</text:p>
          </table:table-cell>
          <table:table-cell table:style-name="Table50.B2" office:value-type="string">
            <text:p text:style-name="P12">4</text:p>
          </table:table-cell>
        </table:table-row>
        <table:table-row table:style-name="Table50.1">
          <table:table-cell table:style-name="Table50.A2" office:value-type="string">
            <text:p text:style-name="P12">4 “apple” max</text:p>
          </table:table-cell>
          <table:table-cell table:style-name="Table50.B2" office:value-type="string">
            <text:p text:style-name="P19">Cannot coerce a String instance to an Integer instance</text:p>
          </table:table-cell>
        </table:table-row>
      </table:table>
      <text:p text:style-name="P3"/>
      <table:table table:name="Table51" table:style-name="Table51">
        <table:table-column table:style-name="Table51.A"/>
        <table:table-column table:style-name="Table51.B"/>
        <table:table-row table:style-name="Table51.1">
          <table:table-cell table:style-name="Table51.A1" table:number-columns-spanned="2" office:value-type="string">
            <text:h text:style-name="Heading_20_4" text:outline-level="4">[object_a object_b] <text:alphabetical-index-mark-start text:id="IMark119307292"/>min<text:alphabetical-index-mark-end text:id="IMark11930729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51.1">
          <table:table-cell table:style-name="Table51.A2" office:value-type="string">
            <text:p text:style-name="P11">Code</text:p>
          </table:table-cell>
          <table:table-cell table:style-name="Table51.B2" office:value-type="string">
            <text:p text:style-name="P11">Result</text:p>
          </table:table-cell>
        </table:table-row>
        <table:table-row table:style-name="Table51.1">
          <table:table-cell table:style-name="Table51.A2" office:value-type="string">
            <text:p text:style-name="P12">4 5 min</text:p>
          </table:table-cell>
          <table:table-cell table:style-name="Table51.B2" office:value-type="string">
            <text:p text:style-name="P12">4</text:p>
          </table:table-cell>
        </table:table-row>
        <table:table-row table:style-name="Table51.1">
          <table:table-cell table:style-name="Table51.A2" office:value-type="string">
            <text:p text:style-name="P12">4 “5” min</text:p>
          </table:table-cell>
          <table:table-cell table:style-name="Table51.B2" office:value-type="string">
            <text:p text:style-name="P12">4</text:p>
          </table:table-cell>
        </table:table-row>
        <text:soft-page-break/>
        <table:table-row table:style-name="Table51.1">
          <table:table-cell table:style-name="Table51.A2" office:value-type="string">
            <text:p text:style-name="P12">4 2 min</text:p>
          </table:table-cell>
          <table:table-cell table:style-name="Table51.B2" office:value-type="string">
            <text:p text:style-name="P12">2</text:p>
          </table:table-cell>
        </table:table-row>
        <table:table-row table:style-name="Table51.1">
          <table:table-cell table:style-name="Table51.A2" office:value-type="string">
            <text:p text:style-name="P12">4 “apple” min</text:p>
          </table:table-cell>
          <table:table-cell table:style-name="Table51.B2" office:value-type="string">
            <text:p text:style-name="P19">Cannot coerce a String instance to an Integer instance</text:p>
          </table:table-cell>
        </table:table-row>
      </table:table>
      <text:p text:style-name="Text_20_body"/>
      <table:table table:name="Table47" table:style-name="Table47">
        <table:table-column table:style-name="Table47.A"/>
        <table:table-row>
          <table:table-cell table:style-name="Table47.A1" office:value-type="string">
            <text:h text:style-name="Heading_20_4" text:outline-level="4">[an_object] <text:alphabetical-index-mark-start text:id="IMark119307292"/>nil&lt;&gt;<text:alphabetical-index-mark-end text:id="IMark119307292"/>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19307292"/>nil=<text:alphabetical-index-mark-end text:id="IMark11930729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3" table:style-name="Table53">
        <table:table-column table:style-name="Table53.A"/>
        <table:table-row>
          <table:table-cell table:style-name="Table53.A1" office:value-type="string">
            <text:h text:style-name="Heading_20_4" text:outline-level="4">[an_object] <text:alphabetical-index-mark-start text:id="IMark119307292"/>not<text:alphabetical-index-mark-end text:id="IMark11930729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17" table:style-name="Table17">
        <table:table-column table:style-name="Table17.A"/>
        <table:table-row table:style-name="Table17.1">
          <table:table-cell table:style-name="Table17.A1" office:value-type="string">
            <text:h text:style-name="Heading_20_3" text:outline-level="3">[object_a object_b] <text:alphabetical-index-mark-start text:id="IMark119307292"/>||<text:alphabetical-index-mark-end text:id="IMark119307292"/>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Code"/>
      <text:h text:style-name="Heading_20_1" text:outline-level="1"><text:alphabetical-index-mark-start text:id="IMark119481064"/>Array<text:alphabetical-index-mark-end text:id="IMark119481064"/></text:h>
      <text:p text:style-name="Text_20_body"/>
      <text:p text:style-name="Text_20_body">Inheritance: Array <text:span text:style-name="T8">←</text:span> Object</text:p>
      <text:p text:style-name="Code">Array Class Methods =</text:p>
      <text:p text:style-name="Code">.new_size <text:s text:c="2"/>.new_value <text:s/>.new_values</text:p>
      <text:p text:style-name="Code"/>
      <text:p text:style-name="Code">Array Shared Methods =</text:p>
      <text:p text:style-name="Code">+ <text:s text:c="7"/>.+midlr <text:s/>.-mid <text:s text:c="3"/>.[]! <text:s text:c="4"/>.length <text:s/>.midlr <text:s text:c="2"/>.reverse .sort</text:p>
      <text:p text:style-name="Code">.+left <text:s text:c="2"/>.+right <text:s/>.-midlr <text:s/>.[]@ <text:s text:c="4"/>.max <text:s text:c="4"/>.min <text:s text:c="4"/>.right <text:s text:c="2"/>.strmax</text:p>
      <text:p text:style-name="Code">.+mid <text:s text:c="3"/>.-left <text:s text:c="2"/>.-right <text:s/>.left <text:s text:c="3"/>.mid <text:s text:c="4"/>.pp <text:s text:c="5"/>.shuffle &lt;&lt;</text:p>
      <text:p text:style-name="Code"/>
      <text:p text:style-name="Code"/>
      <text:h text:style-name="Heading_20_2" text:outline-level="2">Array Literal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19481064"/>Class<text:alphabetical-index-mark-end text:id="IMark119481064"/></text:h>
      <text:p text:style-name="Text_20_body"/>
      <text:p text:style-name="Text_20_body">Inheritance: Class <text:span text:style-name="T8">←</text:span> Object</text:p>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19481064"/>FalseClass<text:alphabetical-index-mark-end text:id="IMark119481064"/></text:h>
      <text:p text:style-name="Text_20_body"/>
      <text:p text:style-name="Text_20_body">Inheritance: FalseClass <text:span text:style-name="T8">←</text:span> Object</text:p>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19307292"/>&amp;&amp;<text:alphabetical-index-mark-end text:id="IMark119307292"/>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19307292"/>^^<text:alphabetical-index-mark-end text:id="IMark119307292"/>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19307292"/>||<text:alphabetical-index-mark-end text:id="IMark119307292"/>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19481064"/>Hash<text:alphabetical-index-mark-end text:id="IMark119481064"/></text:h>
      <text:p text:style-name="Text_20_body"/>
      <text:p text:style-name="Text_20_body">Inheritance: Hash <text:span text:style-name="T8">←</text:span> Object</text:p>
      <text:p text:style-name="Code">Hash Shared Methods =</text:p>
      <text:p text:style-name="Code"><text:s text:c="5"/>.[]! <text:s text:c="4"/>.[]@ <text:s text:c="3"/>.keys <text:s text:c="5"/>.pp .strmax2 <text:s/>.values</text:p>
      <text:p text:style-name="Code"/>
      <text:p text:style-name="Code"/>
      <text:h text:style-name="Heading_20_2" text:outline-level="2">Hash Literal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19481064"/>InStream<text:alphabetical-index-mark-end text:id="IMark119481064"/></text:h>
      <text:p text:style-name="Text_20_body">Inheritance: InStream <text:span text:style-name="T8">←</text:span> Object</text:p>
      <text:p text:style-name="Text_20_body"/>
      <text:p text:style-name="Text_20_body">InStream Class Methods =</text:p>
      <text:p text:style-name="Code">.get_all .open</text:p>
      <text:p text:style-name="Code"/>
      <text:p text:style-name="Text_20_body">InStream Shared Methods =</text:p>
      <text:p text:style-name="Code">.close .getc <text:s/>.gets <text:s/>~getc</text:p>
      <text:p text:style-name="Code"/>
      <text:p text:style-name="Text_20_body"/>
      <text:h text:style-name="Heading_20_2" text:outline-level="2">See Also</text:h>
      <text:p text:style-name="Text_20_body">In VirtualMachine see:</text:p>
      <text:p text:style-name="Code"><text:s text:c="3"/>.open{ <text:s text:c="2"/></text:p>
      <text:h text:style-name="Heading_20_1" text:outline-level="1"><text:alphabetical-index-mark-start text:id="IMark119481064"/><text:alphabetical-index-mark-start text:id="IMark119481256"/>MaxNumeric<text:alphabetical-index-mark-end text:id="IMark119481256"/><text:alphabetical-index-mark-end text:id="IMark119481064"/></text:h>
      <text:p text:style-name="Text_20_body"/>
      <text:p text:style-name="Text_20_body">Inheritance: MaxNumeric <text:span text:style-name="T8">←</text:span> Object</text:p>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19481064"/><text:alphabetical-index-mark-start text:id="IMark119481256"/>MinNumeric<text:alphabetical-index-mark-end text:id="IMark119481256"/><text:alphabetical-index-mark-end text:id="IMark119481064"/></text:h>
      <text:p text:style-name="Text_20_body"/>
      <text:p text:style-name="Text_20_body">Inheritance: MinMumeric <text:span text:style-name="T8">←</text:span> Object</text:p>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19481064"/><text:alphabetical-index-mark-start text:id="IMark119481256"/><text:alphabetical-index-mark-start text:id="IMark119482552"/>NilClass<text:alphabetical-index-mark-end text:id="IMark119482552"/><text:alphabetical-index-mark-end text:id="IMark119481256"/><text:alphabetical-index-mark-end text:id="IMark119481064"/></text:h>
      <text:p text:style-name="Text_20_body"/>
      <text:p text:style-name="Text_20_body">Inheritance: NilClass <text:span text:style-name="T8">←</text:span> Object</text:p>
      <text:p text:style-name="Code">NilClass Shared Methods =</text:p>
      <text:p text:style-name="Code">&amp;&amp; <text:s text:c="3"/>^^ <text:s text:c="3"/>nil&lt;&gt; nil= <text:s/>not <text:s text:c="2"/>||</text:p>
      <text:p text:style-name="Code"/>
      <text:p text:style-name="Text_20_body"/>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19307292"/>&amp;&amp;<text:alphabetical-index-mark-end text:id="IMark119307292"/>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19307292"/>^^<text:alphabetical-index-mark-end text:id="IMark119307292"/>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19307292"/>||<text:alphabetical-index-mark-end text:id="IMark119307292"/>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19481064"/>Numeric<text:alphabetical-index-mark-end text:id="IMark119481064"/></text:h>
      <text:p text:style-name="Text_20_body"/>
      <text:p text:style-name="Text_20_body">Inheritance: Numeric <text:span text:style-name="T8">←</text:span> Object</text:p>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
      <text:p text:style-name="Text_20_body"/>
      <text:h text:style-name="Heading_20_2" text:outline-level="2"/>
      <text:p text:style-name="Text_20_body"/>
      <text:h text:style-name="Heading_20_1" text:outline-level="1"><text:alphabetical-index-mark-start text:id="IMark119481064"/>Complex<text:alphabetical-index-mark-end text:id="IMark119481064"/></text:h>
      <text:p text:style-name="Text_20_body"/>
      <text:p text:style-name="Text_20_body">Inheritance: Complex <text:span text:style-name="T8">←</text:span> Numeric <text:span text:style-name="T8">←</text:span> Object</text:p>
      <text:p text:style-name="Code">Complex Shared Methods =</text:p>
      <text:p text:style-name="Code">.cbrt <text:s text:c="2"/>.e** <text:s text:c="3"/>.split <text:s/>.sqrt</text:p>
      <text:p text:style-name="Code"/>
      <text:p text:style-name="P3">A complex number<text:note text:id="ftn20" text:note-class="footnote"><text:note-citation>20</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0">Literal<text:note text:id="ftn21" text:note-class="footnote"><text:note-citation>21</text:note-citation><text:note-body><text:p text:style-name="Footnote">No spaces are permitted within the literal.</text:p></text:note-body></text:note></text:p>
          </table:table-cell>
          <table:table-cell table:style-name="Table5.B1" office:value-type="string">
            <text:p text:style-name="P10">Value<text:note text:id="ftn22" text:note-class="footnote"><text:note-citation>22</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16">7i</text:p>
          </table:table-cell>
          <table:table-cell table:style-name="Table5.B2" office:value-type="string">
            <text:p text:style-name="P9">0+7i</text:p>
          </table:table-cell>
        </table:table-row>
        <table:table-row>
          <table:table-cell table:style-name="Table5.A2" office:value-type="string">
            <text:p text:style-name="P16">-7i</text:p>
          </table:table-cell>
          <table:table-cell table:style-name="Table5.B2" office:value-type="string">
            <text:p text:style-name="P9">0-7i</text:p>
          </table:table-cell>
        </table:table-row>
        <table:table-row>
          <table:table-cell table:style-name="Table5.A2" office:value-type="string">
            <text:p text:style-name="P16">3.7i</text:p>
          </table:table-cell>
          <table:table-cell table:style-name="Table5.B2" office:value-type="string">
            <text:p text:style-name="P9">0+3.7i</text:p>
          </table:table-cell>
        </table:table-row>
        <table:table-row>
          <table:table-cell table:style-name="Table5.A2" office:value-type="string">
            <text:p text:style-name="P16">1/2i</text:p>
          </table:table-cell>
          <table:table-cell table:style-name="Table5.B2" office:value-type="string">
            <text:p text:style-name="P9">0+1/2i</text:p>
          </table:table-cell>
        </table:table-row>
        <table:table-row>
          <table:table-cell table:style-name="Table5.A2" office:value-type="string">
            <text:p text:style-name="P16">-3-7i</text:p>
          </table:table-cell>
          <table:table-cell table:style-name="Table5.B2" office:value-type="string">
            <text:p text:style-name="P9">-3-7i</text:p>
          </table:table-cell>
        </table:table-row>
        <table:table-row>
          <table:table-cell table:style-name="Table5.A2" office:value-type="string">
            <text:p text:style-name="P16">3+7i</text:p>
          </table:table-cell>
          <table:table-cell table:style-name="Table5.B2" office:value-type="string">
            <text:p text:style-name="P9">3+7i</text:p>
          </table:table-cell>
        </table:table-row>
      </table:table>
      <text:p text:style-name="Text_20_body"/>
      <text:h text:style-name="Heading_20_2" text:outline-level="2"><text:soft-page-break/>Instance Methods</text:h>
      <table:table table:name="Table20" table:style-name="Table20">
        <table:table-column table:style-name="Table20.A"/>
        <table:table-row table:style-name="Table20.1">
          <table:table-cell table:style-name="Table20.A1" office:value-type="string">
            <text:h text:style-name="Heading_20_3" text:outline-level="3"><text:alphabetical-index-mark text:string-value=".split"/><text:alphabetical-index-mark text:string-value=".split"/>[a_complex] <text:alphabetical-index-mark-start text:id="IMark119480824"/>.cbrt<text:alphabetical-index-mark-end text:id="IMark119480824"/> [a_complex<text:span text:style-name="T9">1/3</text:span>]</text:h>
            <text:p text:style-name="Text_20_body"><text:span text:style-name="T1">Routing:</text:span> TOS.</text:p>
            <text:p text:style-name="Text_20_body">Find the cube root of the complex numeric value.</text:p>
          </table:table-cell>
        </table:table-row>
      </table:table>
      <text:p text:style-name="Text_20_body"/>
      <table:table table:name="Table21" table:style-name="Table21">
        <table:table-column table:style-name="Table21.A"/>
        <table:table-row>
          <table:table-cell table:style-name="Table21.A1" office:value-type="string">
            <text:h text:style-name="Heading_20_3" text:outline-level="3"><text:alphabetical-index-mark text:string-value=".split"/><text:alphabetical-index-mark text:string-value=".split"/>[a_complex] <text:alphabetical-index-mark-start text:id="IMark119481256"/>.e**<text:alphabetical-index-mark-end text:id="IMark119481256"/> [e<text:span text:style-name="T9">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19480824"/>.split<text:alphabetical-index-mark-end text:id="IMark119480824"/>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19481256"/>.sqrt<text:alphabetical-index-mark-end text:id="IMark119481256"/> [a_complex<text:span text:style-name="T9">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p text:style-name="Code"><text:s/></text:p>
      <text:h text:style-name="Heading_20_1" text:outline-level="1"><text:alphabetical-index-mark-start text:id="IMark119481448"/>Float<text:alphabetical-index-mark-end text:id="IMark119481448"/></text:h>
      <text:p text:style-name="Text_20_body"/>
      <text:p text:style-name="Text_20_body">Inheritance: Float <text:span text:style-name="T8">←</text:span> Numeric <text:span text:style-name="T8">←</text:span> Object</text:p>
      <text:p text:style-name="Code">No unique methods defined.</text:p>
      <text:p text:style-name="Code"/>
      <text:p text:style-name="P3">Float<text:note text:id="ftn23" text:note-class="footnote"><text:note-citation>23</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4" text:note-class="footnote"><text:note-citation>24</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0">Literal<text:note text:id="ftn25" text:note-class="footnote"><text:note-citation>25</text:note-citation><text:note-body><text:p text:style-name="Footnote">No spaces are permitted within the literal.</text:p></text:note-body></text:note></text:p>
          </table:table-cell>
          <table:table-cell table:style-name="Table8.B1" office:value-type="string">
            <text:p text:style-name="P10">Value</text:p>
          </table:table-cell>
        </table:table-row>
        <table:table-row>
          <table:table-cell table:style-name="Table8.A2" office:value-type="string">
            <text:p text:style-name="P16">7.0</text:p>
          </table:table-cell>
          <table:table-cell table:style-name="Table8.B2" office:value-type="string">
            <text:p text:style-name="P9">7.0</text:p>
          </table:table-cell>
        </table:table-row>
        <table:table-row>
          <table:table-cell table:style-name="Table8.A2" office:value-type="string">
            <text:p text:style-name="P16">7.0E3</text:p>
          </table:table-cell>
          <table:table-cell table:style-name="Table8.B2" office:value-type="string">
            <text:p text:style-name="P9">7000.0</text:p>
          </table:table-cell>
        </table:table-row>
        <table:table-row>
          <table:table-cell table:style-name="Table8.A2" office:value-type="string">
            <text:p text:style-name="P16">7.0E-3</text:p>
          </table:table-cell>
          <table:table-cell table:style-name="Table8.B2" office:value-type="string">
            <text:p text:style-name="P9">0.007</text:p>
          </table:table-cell>
        </table:table-row>
        <table:table-row>
          <table:table-cell table:style-name="Table8.A2" office:value-type="string">
            <text:p text:style-name="P16">-7.0</text:p>
          </table:table-cell>
          <table:table-cell table:style-name="Table8.B2" office:value-type="string">
            <text:p text:style-name="P9">-7.0</text:p>
          </table:table-cell>
        </table:table-row>
        <table:table-row>
          <table:table-cell table:style-name="Table8.A2" office:value-type="string">
            <text:p text:style-name="P16">-7.0E3</text:p>
          </table:table-cell>
          <table:table-cell table:style-name="Table8.B2" office:value-type="string">
            <text:p text:style-name="P9">-7000.0</text:p>
          </table:table-cell>
        </table:table-row>
        <table:table-row>
          <table:table-cell table:style-name="Table8.A2" office:value-type="string">
            <text:p text:style-name="P16">-7.0E-3</text:p>
          </table:table-cell>
          <table:table-cell table:style-name="Table8.B2" office:value-type="string">
            <text:p text:style-name="P9">-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19480680"/>Integer<text:alphabetical-index-mark-end text:id="IMark119480680"/></text:h>
      <text:p text:style-name="Text_20_body"/>
      <text:p text:style-name="Text_20_body">Inheritance: Integer <text:span text:style-name="T8">←</text:span> Numeric <text:span text:style-name="T8">←</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6" text:note-class="footnote"><text:note-citation>26</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7" text:note-class="footnote"><text:note-citation>27</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0">Literal<text:note text:id="ftn28" text:note-class="footnote"><text:note-citation>28</text:note-citation><text:note-body><text:p text:style-name="Footnote">No spaces are permitted within the literal.</text:p></text:note-body></text:note></text:p>
          </table:table-cell>
          <table:table-cell table:style-name="Table7.B1" office:value-type="string">
            <text:p text:style-name="P10">Value</text:p>
          </table:table-cell>
        </table:table-row>
        <table:table-row>
          <table:table-cell table:style-name="Table7.A2" office:value-type="string">
            <text:p text:style-name="P16">7</text:p>
          </table:table-cell>
          <table:table-cell table:style-name="Table7.B2" office:value-type="string">
            <text:p text:style-name="P9">7</text:p>
          </table:table-cell>
        </table:table-row>
        <table:table-row>
          <table:table-cell table:style-name="Table7.A2" office:value-type="string">
            <text:p text:style-name="P16">-7</text:p>
          </table:table-cell>
          <table:table-cell table:style-name="Table7.B2" office:value-type="string">
            <text:p text:style-name="P9">-7</text:p>
          </table:table-cell>
        </table:table-row>
        <table:table-row>
          <table:table-cell table:style-name="Table7.A2" office:value-type="string">
            <text:p text:style-name="P16">445556678789933</text:p>
          </table:table-cell>
          <table:table-cell table:style-name="Table7.B2" office:value-type="string">
            <text:p text:style-name="P9">445556678789933</text:p>
          </table:table-cell>
        </table:table-row>
        <table:table-row>
          <table:table-cell table:style-name="Table7.A2" office:value-type="string">
            <text:p text:style-name="P16">0xff</text:p>
          </table:table-cell>
          <table:table-cell table:style-name="Table7.B2" office:value-type="string">
            <text:p text:style-name="P9">255</text:p>
          </table:table-cell>
        </table:table-row>
        <table:table-row>
          <table:table-cell table:style-name="Table7.A2" office:value-type="string">
            <text:p text:style-name="P16">0xffffffffff</text:p>
          </table:table-cell>
          <table:table-cell table:style-name="Table7.B2" office:value-type="string">
            <text:p text:style-name="P9">1099511627775</text:p>
          </table:table-cell>
        </table:table-row>
        <table:table-row>
          <table:table-cell table:style-name="Table7.A2" office:value-type="string">
            <text:p text:style-name="P16">0xDeadBeef</text:p>
          </table:table-cell>
          <table:table-cell table:style-name="Table7.B2" office:value-type="string">
            <text:p text:style-name="P9">3735928559</text:p>
          </table:table-cell>
        </table:table-row>
      </table:table>
      <text:p text:style-name="Text_20_body"/>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86708952"/>Rational<text:alphabetical-index-mark-end text:id="IMark86708952"/></text:h>
      <text:p text:style-name="Text_20_body"/>
      <text:p text:style-name="Text_20_body">Inheritance: Rational <text:span text:style-name="T8">←</text:span> Numeric <text:span text:style-name="T8">←</text:span> Object</text:p>
      <text:p text:style-name="Code"/>
      <text:p text:style-name="Code">Rational Shared Methods =</text:p>
      <text:p text:style-name="Code"><text:s/>.split</text:p>
      <text:p text:style-name="Code"/>
      <text:p text:style-name="P3">Rational numbers<text:note text:id="ftn29" text:note-class="footnote"><text:note-citation>29</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0">Literal<text:note text:id="ftn30" text:note-class="footnote"><text:note-citation>30</text:note-citation><text:note-body><text:p text:style-name="Footnote">No spaces are permitted within the literal.</text:p></text:note-body></text:note></text:p>
          </table:table-cell>
          <table:table-cell table:style-name="Table6.B1" office:value-type="string">
            <text:p text:style-name="P10">Value<text:note text:id="ftn31" text:note-class="footnote"><text:note-citation>3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16">1/2</text:p>
          </table:table-cell>
          <table:table-cell table:style-name="Table6.B2" office:value-type="string">
            <text:p text:style-name="P9">1/2</text:p>
          </table:table-cell>
        </table:table-row>
        <table:table-row>
          <table:table-cell table:style-name="Table6.A2" office:value-type="string">
            <text:p text:style-name="P16">1.2/3</text:p>
          </table:table-cell>
          <table:table-cell table:style-name="Table6.B2" office:value-type="string">
            <text:p text:style-name="P9">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86709624"/>.split<text:alphabetical-index-mark-end text:id="IMark8670962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1">Code</text:p>
          </table:table-cell>
          <table:table-cell table:style-name="Table18.B2" office:value-type="string">
            <text:p text:style-name="P11">Result</text:p>
          </table:table-cell>
        </table:table-row>
        <table:table-row table:style-name="Table18.1">
          <table:table-cell table:style-name="Table18.A2" office:value-type="string">
            <text:p text:style-name="P12">1/2 .split</text:p>
          </table:table-cell>
          <table:table-cell table:style-name="Table18.B2" office:value-type="string">
            <text:p text:style-name="P12">1 <text:s/>2</text:p>
          </table:table-cell>
        </table:table-row>
        <table:table-row table:style-name="Table18.1">
          <table:table-cell table:style-name="Table18.A2" office:value-type="string">
            <text:p text:style-name="P12">3/4 .split</text:p>
          </table:table-cell>
          <table:table-cell table:style-name="Table18.B2" office:value-type="string">
            <text:p text:style-name="P12">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h text:style-name="Heading_20_1" text:outline-level="1"><text:alphabetical-index-mark-start text:id="IMark98935040"/>Procedure<text:alphabetical-index-mark-end text:id="IMark98935040"/></text:h>
      <text:p text:style-name="Text_20_body"/>
      <text:p text:style-name="Text_20_body">Inheritance: Procedure <text:span text:style-name="T8">←</text:span> Object</text:p>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98935040"/>String<text:alphabetical-index-mark-end text:id="IMark98935040"/></text:h>
      <text:p text:style-name="Text_20_body"/>
      <text:p text:style-name="Text_20_body">Inheritance: String <text:span text:style-name="T8">←</text:span> Object</text:p>
      <text:p text:style-name="Code">String Shared Methods =</text:p>
      <text:p text:style-name="Code"/>
      <text:p text:style-name="Code">* <text:s text:c="8"/>.-left <text:s text:c="3"/>.eval <text:s text:c="4"/>.lines <text:s text:c="3"/>.midlr <text:s text:c="3"/>.rstrip <text:s text:c="2"/>&lt;&lt;</text:p>
      <text:p text:style-name="Code">+ <text:s text:c="8"/>.-mid <text:s text:c="4"/>.fmt <text:s text:c="5"/>.ljust <text:s text:c="3"/>.posn <text:s text:c="4"/>.split <text:s text:c="3"/>&lt;=</text:p>
      <text:p text:style-name="Code">.+left <text:s text:c="3"/>.-midlr <text:s text:c="2"/>.fmt" <text:s text:c="4"/>.load <text:s text:c="4"/>.reverse <text:s/>.strip <text:s text:c="3"/>&lt;=&gt;</text:p>
      <text:p text:style-name="Code">.+mid <text:s text:c="4"/>.-right <text:s text:c="2"/>.left <text:s text:c="4"/>.lstrip <text:s text:c="2"/>.right <text:s text:c="3"/>.to_lower &gt;</text:p>
      <text:p text:style-name="Code">.+midlr <text:s text:c="2"/>.cjust <text:s text:c="3"/>.left? <text:s text:c="3"/>.mid <text:s text:c="5"/>.right? <text:s text:c="2"/>.to_upper &gt;=</text:p>
      <text:p text:style-name="Code">.+right <text:s text:c="2"/>.emit <text:s text:c="4"/>.length <text:s text:c="2"/>.mid? <text:s text:c="4"/>.rjust <text:s text:c="3"/>&lt;</text:p>
      <text:p text:style-name="Code"/>
      <text:p text:style-name="Text_20_body">Ipsum lorem</text:p>
      <text:h text:style-name="Heading_20_2" text:outline-level="2">String Literal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98935040"/>Thread<text:alphabetical-index-mark-end text:id="IMark98935040"/></text:h>
      <text:p text:style-name="Text_20_body"/>
      <text:p text:style-name="Text_20_body">Inheritance: Thread <text:span text:style-name="T8">←</text:span> Object</text:p>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98935040"/><text:alphabetical-index-mark-start text:id="IMark98936864"/><text:alphabetical-index-mark-start text:id="IMark98935136"/>TrueClass<text:alphabetical-index-mark-end text:id="IMark98935136"/><text:alphabetical-index-mark-end text:id="IMark98936864"/><text:alphabetical-index-mark-end text:id="IMark98935040"/></text:h>
      <text:p text:style-name="P3"/>
      <text:p text:style-name="P3">Inheritance: TrueClass <text:span text:style-name="T8">←</text:span> Object</text:p>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22"/>
      <text:h text:style-name="Heading_20_1" text:outline-level="1">Symbol Glossary</text:h>
      <text:p text:style-name="Code">! <text:s text:c="13"/>.clone <text:s text:c="8"/>.new{ <text:s text:c="9"/>0&lt; <text:s text:c="12"/>clone</text:p>
      <text:p text:style-name="Code">!: <text:s text:c="12"/>.close <text:s text:c="8"/>.numerator <text:s text:c="4"/>0&lt;= <text:s text:c="11"/>com</text:p>
      <text:p text:style-name="Code">&amp;&amp; <text:s text:c="12"/>.conjugate <text:s text:c="4"/>.odd? <text:s text:c="9"/>0&lt;=&gt; <text:s text:c="10"/>complex</text:p>
      <text:p text:style-name="Code">)" <text:s text:c="12"/>.copy <text:s text:c="9"/>.open <text:s text:c="9"/>0&lt;&gt; <text:s text:c="11"/>copy</text:p>
      <text:p text:style-name="Code">)classes <text:s text:c="6"/>.cos <text:s text:c="10"/>.open{ <text:s text:c="8"/>0= <text:s text:c="12"/>distinct?</text:p>
      <text:p text:style-name="Code">)debug <text:s text:c="8"/>.cosh <text:s text:c="9"/>.p2c <text:s text:c="10"/>0&gt; <text:s text:c="12"/>do</text:p>
      <text:p text:style-name="Code">)entries <text:s text:c="6"/>.cr <text:s text:c="11"/>.parent_class <text:s/>0&gt;= <text:s text:c="11"/>dpr</text:p>
      <text:p text:style-name="Code">)globals <text:s text:c="6"/>.cube <text:s text:c="9"/>.polar <text:s text:c="8"/>1+ <text:s text:c="12"/>drop</text:p>
      <text:p text:style-name="Code">)load" <text:s text:c="8"/>.current <text:s text:c="6"/>.posn <text:s text:c="9"/>1- <text:s text:c="12"/>dup</text:p>
      <text:p text:style-name="Code">)methods <text:s text:c="6"/>.d2r <text:s text:c="10"/>.pp <text:s text:c="11"/>2* <text:s text:c="12"/>e</text:p>
      <text:p text:style-name="Code">)nodebug <text:s text:c="6"/>.denominator <text:s text:c="2"/>.r2d <text:s text:c="10"/>2+ <text:s text:c="12"/>epsilon</text:p>
      <text:p text:style-name="Code">)quit <text:s text:c="9"/>.e** <text:s text:c="10"/>.real <text:s text:c="9"/>2- <text:s text:c="12"/>false</text:p>
      <text:p text:style-name="Code">)stubs <text:s text:c="8"/>.each{ <text:s text:c="8"/>.reverse <text:s text:c="6"/>2/ <text:s text:c="12"/>global:</text:p>
      <text:p text:style-name="Code">)threads <text:s text:c="6"/>.emit <text:s text:c="9"/>.right <text:s text:c="8"/>: <text:s text:c="13"/>identical?</text:p>
      <text:p text:style-name="Code">)version <text:s text:c="6"/>.eval <text:s text:c="9"/>.right? <text:s text:c="7"/>&lt; <text:s text:c="13"/>if</text:p>
      <text:p text:style-name="Code">)words <text:s text:c="8"/>.even? <text:s text:c="8"/>.rjust <text:s text:c="8"/>&lt;&lt; <text:s text:c="12"/>infinity</text:p>
      <text:p text:style-name="Code">* <text:s text:c="13"/>.floor <text:s text:c="8"/>.round <text:s text:c="8"/>&lt;= <text:s text:c="12"/>load"</text:p>
      <text:p text:style-name="Code">** <text:s text:c="12"/>.fmt <text:s text:c="10"/>.rstrip <text:s text:c="7"/>&lt;=&gt; <text:s text:c="11"/>max</text:p>
      <text:p text:style-name="Code">+ <text:s text:c="13"/>.fmt" <text:s text:c="9"/>.select{ <text:s text:c="6"/>&lt;&gt; <text:s text:c="12"/>max_float</text:p>
      <text:p text:style-name="Code">- <text:s text:c="13"/>.gcd <text:s text:c="10"/>.shuffle <text:s text:c="6"/>= <text:s text:c="13"/>max_num</text:p>
      <text:p text:style-name="Code">-infinity <text:s text:c="5"/>.get_all <text:s text:c="6"/>.sin <text:s text:c="10"/>&gt; <text:s text:c="13"/>min</text:p>
      <text:p text:style-name="Code">. <text:s text:c="13"/>.getc <text:s text:c="9"/>.sinh <text:s text:c="9"/>&gt;= <text:s text:c="12"/>min_float</text:p>
      <text:p text:style-name="Code">." <text:s text:c="12"/>.gets <text:s text:c="9"/>.sleep <text:s text:c="8"/>&gt;&gt; <text:s text:c="12"/>min_num</text:p>
      <text:p text:style-name="Code">.+left <text:s text:c="8"/>.hypot <text:s text:c="8"/>.sort <text:s text:c="9"/>?dup <text:s text:c="10"/>mod</text:p>
      <text:p text:style-name="Code">.+mid <text:s text:c="9"/>.imaginary <text:s text:c="4"/>.split <text:s text:c="8"/>@ <text:s text:c="13"/>nan</text:p>
      <text:p text:style-name="Code">.+midlr <text:s text:c="7"/>.init <text:s text:c="9"/>.sqr <text:s text:c="10"/>Array <text:s text:c="9"/>neg</text:p>
      <text:p text:style-name="Code">.+right <text:s text:c="7"/>.is_class? <text:s text:c="4"/>.sqrt <text:s text:c="9"/>Bignum <text:s text:c="8"/>nil</text:p>
      <text:p text:style-name="Code">.-left <text:s text:c="8"/>.keys <text:s text:c="9"/>.start <text:s text:c="8"/>Class <text:s text:c="9"/>nil&lt;&gt;</text:p>
      <text:p text:style-name="Code">.-mid <text:s text:c="9"/>.lcm <text:s text:c="10"/>.strip <text:s text:c="8"/>Complex <text:s text:c="7"/>nil=</text:p>
      <text:p text:style-name="Code">.-midlr <text:s text:c="7"/>.left <text:s text:c="9"/>.strlen <text:s text:c="7"/>FalseClass <text:s text:c="4"/>nip</text:p>
      <text:p text:style-name="Code">.-right <text:s text:c="7"/>.left? <text:s text:c="8"/>.strmax <text:s text:c="7"/>Fixnum <text:s text:c="8"/>not</text:p>
      <text:p text:style-name="Code">.1/x <text:s text:c="10"/>.length <text:s text:c="7"/>.strmax2 <text:s text:c="6"/>Float <text:s text:c="9"/>or</text:p>
      <text:p text:style-name="Code">.10** <text:s text:c="9"/>.lines <text:s text:c="8"/>.subclass: <text:s text:c="4"/>Hash <text:s text:c="10"/>over</text:p>
      <text:p text:style-name="Code">.2** <text:s text:c="10"/>.list <text:s text:c="9"/>.tan <text:s text:c="10"/>InStream <text:s text:c="6"/>pause</text:p>
      <text:p text:style-name="Code">.: <text:s text:c="12"/>.ljust <text:s text:c="8"/>.tanh <text:s text:c="9"/>Integer <text:s text:c="7"/>pi</text:p>
      <text:p text:style-name="Code">.:: <text:s text:c="11"/>.ln <text:s text:c="11"/>.to_f <text:s text:c="9"/>MaxNumeric <text:s text:c="4"/>pick</text:p>
      <text:p text:style-name="Code">.[]! <text:s text:c="10"/>.load <text:s text:c="9"/>.to_f! <text:s text:c="8"/>MinNumeric <text:s text:c="4"/>rational</text:p>
      <text:p text:style-name="Code">.[]@ <text:s text:c="10"/>.log10 <text:s text:c="8"/>.to_i <text:s text:c="9"/>NilClass <text:s text:c="6"/>rot</text:p>
      <text:p text:style-name="Code">.abs <text:s text:c="10"/>.log2 <text:s text:c="9"/>.to_i! <text:s text:c="8"/>Numeric <text:s text:c="7"/>self</text:p>
      <text:p text:style-name="Code">.acos <text:s text:c="9"/>.lstrip <text:s text:c="7"/>.to_lower <text:s text:c="5"/>Object <text:s text:c="8"/>space</text:p>
      <text:p text:style-name="Code">.acosh <text:s text:c="8"/>.magnitude <text:s text:c="4"/>.to_n <text:s text:c="9"/>Procedure <text:s text:c="5"/>spaces</text:p>
      <text:p text:style-name="Code">.angle <text:s text:c="8"/>.main <text:s text:c="9"/>.to_n! <text:s text:c="8"/>Rational <text:s text:c="6"/>swap</text:p>
      <text:p text:style-name="Code">.asin <text:s text:c="9"/>.map{ <text:s text:c="9"/>.to_r <text:s text:c="9"/>String <text:s text:c="8"/>thread:</text:p>
      <text:p text:style-name="Code">.asinh <text:s text:c="8"/>.max <text:s text:c="10"/>.to_r! <text:s text:c="8"/>Thread <text:s text:c="8"/>true</text:p>
      <text:p text:style-name="Code">.atan <text:s text:c="9"/>.mid <text:s text:c="10"/>.to_s <text:s text:c="9"/>TrueClass <text:s text:c="5"/>tuck</text:p>
      <text:p text:style-name="Code">.atan2 <text:s text:c="8"/>.mid? <text:s text:c="9"/>.to_upper <text:s text:c="5"/>VirtualMachine vm</text:p>
      <text:p text:style-name="Code">.atanh <text:s text:c="8"/>.midlr <text:s text:c="8"/>.to_x <text:s text:c="9"/>[ <text:s text:c="13"/>xor</text:p>
      <text:p text:style-name="Code">.c2p <text:s text:c="10"/>.min <text:s text:c="10"/>.to_x! <text:s text:c="8"/>^^ <text:s text:c="12"/>{</text:p>
      <text:p text:style-name="Code">.call <text:s text:c="9"/>.name <text:s text:c="9"/>.values <text:s text:c="7"/>accept <text:s text:c="8"/>{{</text:p>
      <text:p text:style-name="Code">.cbrt <text:s text:c="9"/>.new <text:s text:c="10"/>.vm <text:s text:c="11"/>accept" <text:s text:c="7"/>||</text:p>
      <text:p text:style-name="Code">.ceil <text:s text:c="9"/>.new_size <text:s text:c="5"/>.vm_name <text:s text:c="6"/>and <text:s text:c="11"/>~getc</text:p>
      <text:p text:style-name="Code">.cjust <text:s text:c="8"/>.new_value <text:s text:c="4"/>.with{ <text:s text:c="8"/>begin</text:p>
      <text:p text:style-name="Code">.class <text:s text:c="8"/>.new_values <text:s text:c="3"/>/ <text:s text:c="13"/>class:</text:p>
      <text:p text:style-name="Text_20_body"/>
      <text:h text:style-name="Heading_20_1" text:outline-level="1">Appendix A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is by no means a complete overview of the subject of regular expressions and the reader is encouraged to seek further information on this complex subject.<text:note text:id="ftn32" text:note-class="footnote"><text:note-citation>32</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0">Expression Character</text:p>
          </table:table-cell>
          <table:table-cell table:style-name="Table4.B1" office:value-type="string">
            <text:p text:style-name="P11">Description</text:p>
          </table:table-cell>
        </table:table-row>
        <table:table-row>
          <table:table-cell table:style-name="Table4.A2" office:value-type="string">
            <text:p text:style-name="P14">.</text:p>
          </table:table-cell>
          <table:table-cell table:style-name="Table4.B2" office:value-type="string">
            <text:p text:style-name="P12">Any character except newline</text:p>
          </table:table-cell>
        </table:table-row>
        <table:table-row>
          <table:table-cell table:style-name="Table4.A2" office:value-type="string">
            <text:p text:style-name="P14">[A-Z]</text:p>
          </table:table-cell>
          <table:table-cell table:style-name="Table4.B2" office:value-type="string">
            <text:p text:style-name="P12">Any uppercase alphabetical character.</text:p>
          </table:table-cell>
        </table:table-row>
        <table:table-row>
          <table:table-cell table:style-name="Table4.A2" office:value-type="string">
            <text:p text:style-name="P14">[A-Za-z0-9_]</text:p>
          </table:table-cell>
          <table:table-cell table:style-name="Table4.B2" office:value-type="string">
            <text:p text:style-name="P12">Any alphanumeric or underscore character.</text:p>
          </table:table-cell>
        </table:table-row>
        <table:table-row>
          <table:table-cell table:style-name="Table4.A2" office:value-type="string">
            <text:p text:style-name="P14">\.</text:p>
          </table:table-cell>
          <table:table-cell table:style-name="Table4.B2" office:value-type="string">
            <text:p text:style-name="P12">A single '.' character.</text:p>
          </table:table-cell>
        </table:table-row>
        <table:table-row>
          <table:table-cell table:style-name="Table4.A2" office:value-type="string">
            <text:p text:style-name="P14">\/</text:p>
          </table:table-cell>
          <table:table-cell table:style-name="Table4.B2" office:value-type="string">
            <text:p text:style-name="P12">A single '/' character</text:p>
          </table:table-cell>
        </table:table-row>
        <table:table-row>
          <table:table-cell table:style-name="Table4.A2" office:value-type="string">
            <text:p text:style-name="P14">\d</text:p>
          </table:table-cell>
          <table:table-cell table:style-name="Table4.B2" office:value-type="string">
            <text:p text:style-name="P12">A digit (0..9)</text:p>
          </table:table-cell>
        </table:table-row>
        <table:table-row>
          <table:table-cell table:style-name="Table4.A2" office:value-type="string">
            <text:p text:style-name="P14">X*</text:p>
          </table:table-cell>
          <table:table-cell table:style-name="Table4.B2" office:value-type="string">
            <text:p text:style-name="P12">0 or more repetitions of the X expression.</text:p>
          </table:table-cell>
        </table:table-row>
        <table:table-row>
          <table:table-cell table:style-name="Table4.A2" office:value-type="string">
            <text:p text:style-name="P14">X+</text:p>
          </table:table-cell>
          <table:table-cell table:style-name="Table4.B2" office:value-type="string">
            <text:p text:style-name="P12">1 or more repetitions of the X expression.</text:p>
          </table:table-cell>
        </table:table-row>
        <table:table-row>
          <table:table-cell table:style-name="Table4.A2" office:value-type="string">
            <text:p text:style-name="P14">^</text:p>
          </table:table-cell>
          <table:table-cell table:style-name="Table4.B2" office:value-type="string">
            <text:p text:style-name="P12">The beginning of the line or string.</text:p>
          </table:table-cell>
        </table:table-row>
        <table:table-row>
          <table:table-cell table:style-name="Table4.A2" office:value-type="string">
            <text:p text:style-name="P14">$</text:p>
          </table:table-cell>
          <table:table-cell table:style-name="Table4.B2" office:value-type="string">
            <text:p text:style-name="P12">The end of the line or string</text:p>
          </table:table-cell>
        </table:table-row>
        <table:table-row>
          <table:table-cell table:style-name="Table4.A2" office:value-type="string">
            <text:p text:style-name="P13">other</text:p>
          </table:table-cell>
          <table:table-cell table:style-name="Table4.B2" office:value-type="string">
            <text:p text:style-name="P12">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31">A</text:p>
          <text:p text:style-name="P30">Array<text:tab/>31</text:p>
          <text:p text:style-name="P31">C</text:p>
          <text:p text:style-name="P30">Class<text:tab/>32</text:p>
          <text:p text:style-name="P30">Classes<text:tab/>14</text:p>
          <text:p text:style-name="P30">Complex<text:tab/>40</text:p>
          <text:p text:style-name="P31">D</text:p>
          <text:p text:style-name="P30">Demo.rb<text:tab/>9</text:p>
          <text:p text:style-name="P30">distinct?<text:tab/>28</text:p>
          <text:p text:style-name="P30">do_map_name<text:tab/>18</text:p>
          <text:p text:style-name="P31">F</text:p>
          <text:p text:style-name="P30">FalseClass<text:tab/>33</text:p>
          <text:p text:style-name="P30">Float<text:tab/>42</text:p>
          <text:p text:style-name="P31">H</text:p>
          <text:p text:style-name="P30">Hash<text:tab/>34</text:p>
          <text:p text:style-name="P31">I</text:p>
          <text:p text:style-name="P30">identical?<text:tab/>29</text:p>
          <text:p text:style-name="P30">Inheritance<text:tab/>14</text:p>
          <text:p text:style-name="P30">inst:<text:tab/>22</text:p>
          <text:p text:style-name="P30">InStream<text:tab/>35</text:p>
          <text:p text:style-name="P30">Integer<text:tab/>43</text:p>
          <text:p text:style-name="P31">L</text:p>
          <text:p text:style-name="P30">Late Binding<text:tab/>15</text:p>
          <text:p text:style-name="P30">local:<text:tab/>22</text:p>
          <text:p text:style-name="P31">M</text:p>
          <text:p text:style-name="P30">max<text:tab/>29</text:p>
          <text:p text:style-name="P30">MaxNumeric<text:tab/>36</text:p>
          <text:p text:style-name="P30">Method Mapping<text:tab/>16</text:p>
          <text:p text:style-name="P30">Methods<text:tab/>15</text:p>
          <text:p text:style-name="P30">min<text:tab/>29</text:p>
          <text:p text:style-name="P30">MinNumeric<text:tab/>37</text:p>
          <text:p text:style-name="P31">N</text:p>
          <text:p text:style-name="P30">nil&lt;&gt;<text:tab/>30</text:p>
          <text:p text:style-name="P30">nil=<text:tab/>30</text:p>
          <text:p text:style-name="P30">NilClass<text:tab/>38</text:p>
          <text:p text:style-name="P30">not<text:tab/>30</text:p>
          <text:p text:style-name="P30">Numeric<text:tab/>39</text:p>
          <text:p text:style-name="P31">O</text:p>
          <text:p text:style-name="P30">Object<text:tab/>21</text:p>
          <text:p text:style-name="P31">P</text:p>
          <text:p text:style-name="P30">Polymorphism<text:tab/>15</text:p>
          <text:p text:style-name="P30">Procedure<text:tab/>46</text:p>
          <text:p text:style-name="P31">R</text:p>
          <text:p text:style-name="P30">Rake<text:tab/>9</text:p>
          <text:p text:style-name="P30">Rational<text:tab/>44</text:p>
          <text:p text:style-name="P30">Routing<text:tab/>17</text:p>
          <text:p text:style-name="P31">S</text:p>
          <text:p text:style-name="P30">String<text:tab/>47</text:p>
          <text:p text:style-name="P30">super<text:tab/>22</text:p>
          <text:p text:style-name="P31">T</text:p>
          <text:p text:style-name="P30">Thread<text:tab/>48</text:p>
          <text:p text:style-name="P30">TrueClass<text:tab/>49</text:p>
          <text:p text:style-name="P31">V</text:p>
          <text:p text:style-name="P30">VirtualMachine<text:tab/>20</text:p>
          <text:p text:style-name="P31">^</text:p>
          <text:p text:style-name="P30">^^<text:tab/>28, 33, 38</text:p>
          <text:p text:style-name="P31">;</text:p>
          <text:p text:style-name="P30">;<text:tab/>22</text:p>
          <text:p text:style-name="P31">:</text:p>
          <text:p text:style-name="P30">:<text:tab/>17</text:p>
          <text:p text:style-name="P31">.</text:p>
          <text:p text:style-name="P30">.<text:tab/>21</text:p>
          <text:p text:style-name="P30">.:<text:tab/>17</text:p>
          <text:p text:style-name="P30">.::<text:tab/>17, 22</text:p>
          <text:p text:style-name="P30">.cbrt<text:tab/>41</text:p>
          <text:p text:style-name="P30">.class<text:tab/>22</text:p>
          <text:p text:style-name="P30">.clone<text:tab/>23</text:p>
          <text:p text:style-name="P30">.copy<text:tab/>23</text:p>
          <text:p text:style-name="P30">.e**<text:tab/>41</text:p>
          <text:p text:style-name="P30">.init<text:tab/>23</text:p>
          <text:p text:style-name="P30">.is_class?<text:tab/>23</text:p>
          <text:p text:style-name="P30">.name<text:tab/>24</text:p>
          <text:p text:style-name="P30">.split<text:tab/>41, 44</text:p>
          <text:p text:style-name="P30">.sqrt<text:tab/>41</text:p>
          <text:p text:style-name="P30">.strlen<text:tab/>24</text:p>
          <text:p text:style-name="P30">.to_f<text:tab/>24</text:p>
          <text:p text:style-name="P30">.to_f!<text:tab/>25</text:p>
          <text:p text:style-name="P30">.to_i<text:tab/>25</text:p>
          <text:p text:style-name="P30">.to_i!<text:tab/>25</text:p>
          <text:p text:style-name="P30">.to_n<text:tab/>25</text:p>
          <text:p text:style-name="P30">.to_n!<text:tab/>26</text:p>
          <text:p text:style-name="P30">.to_r<text:tab/>26</text:p>
          <text:p text:style-name="P30">.to_r!<text:tab/>27</text:p>
          <text:p text:style-name="P30">.to_s<text:tab/>27</text:p>
          <text:p text:style-name="P30">.to_x<text:tab/>27</text:p>
          <text:p text:style-name="P30">.to_x!<text:tab/>28</text:p>
          <text:p text:style-name="P31">)</text:p>
          <text:p text:style-name="P30">)methods<text:tab/>21</text:p>
          <text:p text:style-name="P31">&amp;</text:p>
          <text:p text:style-name="P30">&amp;&amp;<text:tab/>21, 33, 38</text:p>
          <text:p text:style-name="P31">&lt;</text:p>
          <text:p text:style-name="P30">&lt;&gt;<text:tab/>28</text:p>
          <text:p text:style-name="P31">=</text:p>
          <text:p text:style-name="P30">=<text:tab/>28</text:p>
          <text:p text:style-name="P31">|</text:p>
          <text:p text:style-name="P30">||<text:tab/>30, 33, 38</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1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53</text:page-number> of <text:page-count>53</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11H28M</meta:editing-duration>
    <meta:editing-cycles>858</meta:editing-cycles>
    <meta:generator>OpenOffice/4.1.1$Win32 OpenOffice.org_project/411m6$Build-9775</meta:generator>
    <dc:date>2015-01-24T11:13:50.91</dc:date>
    <dc:creator>Peter Camilleri</dc:creator>
    <meta:document-statistic meta:table-count="53" meta:image-count="0" meta:object-count="0" meta:page-count="53" meta:paragraph-count="1215" meta:word-count="7990" meta:character-count="50215"/>
    <meta:template xlink:type="simple" xlink:actuate="onRequest" xlink:title="MyDefault" xlink:href="../../../../OpenOffice.org/3/user/template/MyDefault.ott" meta:date="2014-06-26T22:09:00.24"/>
  </office:meta>
</office:document-meta>
</file>